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38A8E8A8308AD308587.png" manifest:media-type="image/png"/>
  <manifest:file-entry manifest:full-path="Pictures/10000000000006A4000001047495FF2BACD173BB.png" manifest:media-type="image/png"/>
  <manifest:file-entry manifest:full-path="Pictures/10000201000004D90000028B87F7C6EEA3307892.png" manifest:media-type="image/png"/>
  <manifest:file-entry manifest:full-path="Pictures/10000201000001CD000000E7977811E72F08B150.png" manifest:media-type="image/png"/>
  <manifest:file-entry manifest:full-path="Pictures/10000201000002E6000002BB4D1C60E237355914.png" manifest:media-type="image/png"/>
  <manifest:file-entry manifest:full-path="Pictures/100002010000022500000119974FFC71AF002EDB.png" manifest:media-type="image/png"/>
  <manifest:file-entry manifest:full-path="Pictures/100002010000022500000169E1CD68B4AFE663AF.png" manifest:media-type="image/png"/>
  <manifest:file-entry manifest:full-path="Pictures/10000201000002A40000005BFDEEF1D8C36B10AB.png" manifest:media-type="image/png"/>
  <manifest:file-entry manifest:full-path="Pictures/100002010000025900000169DB7C862E4AAEEC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79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0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1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0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1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2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4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5" style:family="paragraph" style:parent-style-name="Text_20_body">
      <style:text-properties officeooo:rsid="0068e85e" officeooo:paragraph-rsid="0068e85e"/>
    </style:style>
    <style:style style:name="P96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7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8" style:family="paragraph" style:parent-style-name="Text_20_body">
      <style:text-properties officeooo:rsid="008ce69e" officeooo:paragraph-rsid="008ce69e"/>
    </style:style>
    <style:style style:name="P99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0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1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2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3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4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5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6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7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8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9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0" style:family="paragraph" style:parent-style-name="Text_20_body">
      <style:text-properties officeooo:rsid="00675fb3" officeooo:paragraph-rsid="00a8be7c"/>
    </style:style>
    <style:style style:name="P111" style:family="paragraph" style:parent-style-name="Text_20_body">
      <style:text-properties officeooo:rsid="00a9a467" officeooo:paragraph-rsid="00a9a467"/>
    </style:style>
    <style:style style:name="P112" style:family="paragraph" style:parent-style-name="Text_20_body">
      <style:text-properties officeooo:paragraph-rsid="00ab1b48"/>
    </style:style>
    <style:style style:name="P113" style:family="paragraph" style:parent-style-name="Text_20_body">
      <style:text-properties officeooo:rsid="00aeb4b4" officeooo:paragraph-rsid="00aeb4b4"/>
    </style:style>
    <style:style style:name="P114" style:family="paragraph" style:parent-style-name="Text_20_body">
      <style:text-properties officeooo:rsid="007af11d" officeooo:paragraph-rsid="00b09adc"/>
    </style:style>
    <style:style style:name="P115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6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7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18" style:family="paragraph" style:parent-style-name="Text_20_body">
      <style:text-properties officeooo:rsid="007af11d" officeooo:paragraph-rsid="00b51326"/>
    </style:style>
    <style:style style:name="P119" style:family="paragraph" style:parent-style-name="Text_20_body">
      <style:text-properties officeooo:rsid="00b37226" officeooo:paragraph-rsid="00b37226"/>
    </style:style>
    <style:style style:name="P120" style:family="paragraph" style:parent-style-name="Text_20_body">
      <style:text-properties officeooo:rsid="00b51326" officeooo:paragraph-rsid="00b51326"/>
    </style:style>
    <style:style style:name="P121" style:family="paragraph" style:parent-style-name="Text_20_body">
      <style:text-properties officeooo:rsid="007ddc84" officeooo:paragraph-rsid="00b51326"/>
    </style:style>
    <style:style style:name="P122" style:family="paragraph" style:parent-style-name="Text_20_body">
      <style:text-properties officeooo:rsid="007ddc84" officeooo:paragraph-rsid="00b5a0a7"/>
    </style:style>
    <style:style style:name="P123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4" style:family="paragraph" style:parent-style-name="Text_20_body">
      <style:text-properties officeooo:rsid="007f55bb" officeooo:paragraph-rsid="00b5a0a7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2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30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Standard">
      <style:paragraph-properties fo:text-align="start" style:justify-single-word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7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38" style:family="paragraph" style:parent-style-name="Text_20_body" style:list-style-name="L2">
      <style:text-properties officeooo:rsid="007ddc84" officeooo:paragraph-rsid="00b5a0a7"/>
    </style:style>
    <style:style style:name="P139" style:family="paragraph" style:parent-style-name="Text_20_body" style:list-style-name="L2">
      <style:text-properties officeooo:rsid="007f55bb" officeooo:paragraph-rsid="00b5a0a7"/>
    </style:style>
    <style:style style:name="P140" style:family="paragraph" style:parent-style-name="Text_20_body" style:list-style-name="L3">
      <style:text-properties officeooo:rsid="007f55bb" officeooo:paragraph-rsid="00b5a0a7"/>
    </style:style>
    <style:style style:name="P141" style:family="paragraph" style:parent-style-name="Text_20_body" style:list-style-name="L2">
      <style:text-properties officeooo:rsid="0084ae02" officeooo:paragraph-rsid="00b5a0a7"/>
    </style:style>
    <style:style style:name="P142" style:family="paragraph" style:parent-style-name="Table_20_Contents">
      <style:paragraph-properties fo:text-align="start" style:justify-single-word="false"/>
    </style:style>
    <style:style style:name="P143" style:family="paragraph" style:parent-style-name="Heading_20_1">
      <style:text-properties officeooo:rsid="00a8be7c" officeooo:paragraph-rsid="00a9a467"/>
    </style:style>
    <style:style style:name="P144" style:family="paragraph" style:parent-style-name="Heading_20_1" style:master-page-name="Cos">
      <style:paragraph-properties fo:text-align="center" style:justify-single-word="false" style:page-number="auto"/>
    </style:style>
    <style:style style:name="P145" style:family="paragraph" style:parent-style-name="Heading_20_1">
      <style:paragraph-properties fo:break-before="page"/>
      <style:text-properties officeooo:rsid="0065d6d8" officeooo:paragraph-rsid="0065d6d8"/>
    </style:style>
    <style:style style:name="P146" style:family="paragraph" style:parent-style-name="Heading_20_1">
      <style:paragraph-properties fo:break-before="page"/>
      <style:text-properties officeooo:rsid="00a8be7c" officeooo:paragraph-rsid="00a9a467"/>
    </style:style>
    <style:style style:name="P147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8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49" style:family="paragraph" style:parent-style-name="Heading_20_2">
      <style:text-properties officeooo:paragraph-rsid="002afefc"/>
    </style:style>
    <style:style style:name="P150" style:family="paragraph" style:parent-style-name="Heading_20_2">
      <style:text-properties officeooo:paragraph-rsid="0065d6d8"/>
    </style:style>
    <style:style style:name="P151" style:family="paragraph" style:parent-style-name="Heading_20_2">
      <style:text-properties officeooo:rsid="0065d6d8" officeooo:paragraph-rsid="0065d6d8"/>
    </style:style>
    <style:style style:name="P152" style:family="paragraph" style:parent-style-name="Heading_20_2">
      <style:text-properties officeooo:rsid="00ab1b48" officeooo:paragraph-rsid="00aeb4b4"/>
    </style:style>
    <style:style style:name="P153" style:family="paragraph" style:parent-style-name="Heading_20_2">
      <style:text-properties officeooo:rsid="00ab1b48" officeooo:paragraph-rsid="00ab1b48"/>
    </style:style>
    <style:style style:name="P154" style:family="paragraph" style:parent-style-name="Heading_20_2">
      <style:text-properties officeooo:paragraph-rsid="00aeb4b4"/>
    </style:style>
    <style:style style:name="P155" style:family="paragraph" style:parent-style-name="Heading_20_3">
      <style:text-properties officeooo:paragraph-rsid="0074fa21"/>
    </style:style>
    <style:style style:name="P156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7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58" style:family="paragraph" style:parent-style-name="Heading_20_3">
      <style:text-properties officeooo:rsid="0068e85e" officeooo:paragraph-rsid="0068e85e"/>
    </style:style>
    <style:style style:name="P159" style:family="paragraph" style:parent-style-name="Heading_20_3">
      <style:text-properties officeooo:rsid="00b09adc" officeooo:paragraph-rsid="00b09adc"/>
    </style:style>
    <style:style style:name="P160" style:family="paragraph" style:parent-style-name="Heading_20_3">
      <style:text-properties officeooo:rsid="00b51326" officeooo:paragraph-rsid="00b51326"/>
    </style:style>
    <style:style style:name="P161" style:family="paragraph">
      <loext:graphic-properties draw:fill="none"/>
      <style:paragraph-properties fo:text-align="start"/>
      <style:text-properties fo:font-size="18pt"/>
    </style:style>
    <style:style style:name="P162" style:family="paragraph">
      <style:paragraph-properties fo:text-align="center"/>
    </style:style>
    <style:style style:name="P163" style:family="paragraph">
      <loext:graphic-properties draw:fill="solid" draw:fill-color="#ed1c24"/>
      <style:paragraph-properties fo:text-align="center"/>
      <style:text-properties fo:color="#ffffff"/>
    </style:style>
    <style:style style:name="P164" style:family="paragraph">
      <loext:graphic-properties draw:fill="none" draw:fill-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Consolas" fo:font-size="10pt" style:font-size-asian="10pt"/>
    </style:style>
    <style:style style:name="T8" style:family="text">
      <style:text-properties fo:color="#008080" style:font-name="Consolas" fo:font-size="10pt" fo:font-style="italic" style:font-size-asian="10pt" style:font-style-asian="italic"/>
    </style:style>
    <style:style style:name="T9" style:family="text">
      <style:text-properties fo:color="#008080" style:font-name="Monospace1" fo:font-size="10pt" style:font-size-asian="10pt" style:font-size-complex="10pt"/>
    </style:style>
    <style:style style:name="T10" style:family="text">
      <style:text-properties fo:color="#3f7f7f"/>
    </style:style>
    <style:style style:name="T11" style:family="text">
      <style:text-properties fo:color="#3f7f7f" style:font-name="Monospace" fo:font-size="10pt" style:font-size-asian="10pt"/>
    </style:style>
    <style:style style:name="T12" style:family="text">
      <style:text-properties fo:color="#3f7f7f" style:font-name="Consolas" fo:font-size="10pt" style:font-size-asian="10pt"/>
    </style:style>
    <style:style style:name="T13" style:family="text">
      <style:text-properties fo:color="#3f7f7f" style:font-name="Consolas" fo:font-size="10pt" style:font-size-asian="10pt"/>
    </style:style>
    <style:style style:name="T14" style:family="text">
      <style:text-properties fo:color="#3f7f7f" style:font-name="Monospace1" fo:font-size="10pt" style:font-size-asian="10pt" style:font-size-complex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fo:color="#7f007f"/>
    </style:style>
    <style:style style:name="T17" style:family="text">
      <style:text-properties fo:color="#7f007f" style:font-name="Monospace" fo:font-size="10pt" style:font-size-asian="10pt"/>
    </style:style>
    <style:style style:name="T18" style:family="text">
      <style:text-properties fo:color="#7f007f" style:font-name="Consolas" fo:font-size="10pt" style:font-size-asian="10pt"/>
    </style:style>
    <style:style style:name="T19" style:family="text">
      <style:text-properties fo:color="#7f007f" style:font-name="Consolas" fo:font-size="10pt" style:font-size-asian="10pt"/>
    </style:style>
    <style:style style:name="T20" style:family="text">
      <style:text-properties fo:color="#3c3c3c" style:font-name="Monospace" fo:font-size="10pt" style:font-size-asian="10pt"/>
    </style:style>
    <style:style style:name="T21" style:family="text">
      <style:text-properties fo:color="#3c3c3c" style:font-name="Monospace" fo:font-size="10pt" officeooo:rsid="00a05443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officeooo:rsid="00a1fcdc" style:font-size-asian="10pt"/>
    </style:style>
    <style:style style:name="T24" style:family="text">
      <style:text-properties fo:color="#2a00ff" style:font-name="Monospace" fo:font-size="10pt" officeooo:rsid="00ba5b3b" style:font-size-asian="10pt"/>
    </style:style>
    <style:style style:name="T25" style:family="text">
      <style:text-properties fo:color="#2a00ff" style:font-name="Monospace" fo:font-size="10pt" officeooo:rsid="00be77ef" style:font-size-asian="10pt"/>
    </style:style>
    <style:style style:name="T26" style:family="text">
      <style:text-properties fo:color="#2a00ff" style:font-name="Monospace" fo:font-size="10pt" fo:font-style="italic" style:font-size-asian="10pt" style:font-style-asian="italic"/>
    </style:style>
    <style:style style:name="T27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28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29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30" style:family="text">
      <style:text-properties fo:color="#2a00ff" style:font-name="Consolas" fo:font-size="10pt" fo:font-style="italic" style:font-size-asian="10pt" style:font-style-asian="italic"/>
    </style:style>
    <style:style style:name="T31" style:family="text">
      <style:text-properties fo:color="#2a00ff" style:font-name="Consolas" fo:font-size="10pt" fo:font-style="italic" style:font-size-asian="10pt" style:font-style-asian="italic"/>
    </style:style>
    <style:style style:name="T32" style:family="text">
      <style:text-properties fo:color="#2a00ff" fo:font-style="italic" style:font-style-asian="italic"/>
    </style:style>
    <style:style style:name="T33" style:family="text">
      <style:text-properties fo:font-weight="bold" officeooo:rsid="009bb1cd" style:font-weight-asian="bold" style:font-weight-complex="bold"/>
    </style:style>
    <style:style style:name="T34" style:family="text">
      <style:text-properties officeooo:rsid="005a2d0c"/>
    </style:style>
    <style:style style:name="T35" style:family="text">
      <style:text-properties fo:color="#7f0055" style:font-name="Monospace" fo:font-size="10pt" fo:font-weight="bold" style:font-size-asian="10pt" style:font-weight-asian="bold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style:font-size-asian="10pt"/>
    </style:style>
    <style:style style:name="T38" style:family="text">
      <style:text-properties fo:color="#000000" style:font-name="Monospace" fo:font-size="10pt" officeooo:rsid="00ba5b3b" style:font-size-asian="10pt"/>
    </style:style>
    <style:style style:name="T39" style:family="text">
      <style:text-properties fo:color="#000000" style:font-name="Monospace" fo:font-size="10pt" officeooo:rsid="00be77ef" style:font-size-asian="10pt"/>
    </style:style>
    <style:style style:name="T40" style:family="text">
      <style:text-properties fo:color="#000000" style:font-name="Monospace" fo:font-size="10pt" fo:font-style="italic" style:font-size-asian="10pt" style:font-style-asian="italic"/>
    </style:style>
    <style:style style:name="T41" style:family="text">
      <style:text-properties fo:color="#000000" style:font-name="Monospace" fo:font-size="10pt" fo:font-weight="bold" style:font-size-asian="10pt" style:font-weight-asian="bold"/>
    </style:style>
    <style:style style:name="T42" style:family="text">
      <style:text-properties fo:color="#000000" style:font-name="Consolas" fo:font-size="10pt" style:font-size-asian="10pt"/>
    </style:style>
    <style:style style:name="T43" style:family="text">
      <style:text-properties fo:color="#000000" style:font-name="Consolas" fo:font-size="10pt" style:font-size-asian="10pt"/>
    </style:style>
    <style:style style:name="T44" style:family="text">
      <style:text-properties fo:color="#000000" style:font-name="Monospace1" fo:font-size="10pt" style:font-size-asian="10pt" style:font-size-complex="10pt"/>
    </style:style>
    <style:style style:name="T4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6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47" style:family="text">
      <style:text-properties fo:color="#0000c0" style:font-name="Monospace" fo:font-size="10pt" style:font-size-asian="10pt"/>
    </style:style>
    <style:style style:name="T48" style:family="text">
      <style:text-properties fo:color="#6a3e3e" style:font-name="Monospace" fo:font-size="10pt" style:font-size-asian="10pt"/>
    </style:style>
    <style:style style:name="T49" style:family="text">
      <style:text-properties officeooo:rsid="0065d6d8"/>
    </style:style>
    <style:style style:name="T50" style:family="text">
      <style:text-properties officeooo:rsid="0068e85e"/>
    </style:style>
    <style:style style:name="T51" style:family="text">
      <style:text-properties officeooo:rsid="0086959c"/>
    </style:style>
    <style:style style:name="T52" style:family="text">
      <style:text-properties officeooo:rsid="008b673d"/>
    </style:style>
    <style:style style:name="T53" style:family="text">
      <style:text-properties officeooo:rsid="008c9989"/>
    </style:style>
    <style:style style:name="T54" style:family="text">
      <style:text-properties officeooo:rsid="0090deb7"/>
    </style:style>
    <style:style style:name="T55" style:family="text">
      <style:text-properties officeooo:rsid="0090e737"/>
    </style:style>
    <style:style style:name="T56" style:family="text">
      <style:text-properties officeooo:rsid="00523cb7"/>
    </style:style>
    <style:style style:name="T57" style:family="text">
      <style:text-properties officeooo:rsid="005032ec"/>
    </style:style>
    <style:style style:name="T58" style:family="text">
      <style:text-properties officeooo:rsid="005362e2"/>
    </style:style>
    <style:style style:name="T59" style:family="text">
      <style:text-properties officeooo:rsid="005608e4"/>
    </style:style>
    <style:style style:name="T60" style:family="text">
      <style:text-properties officeooo:rsid="0051440a"/>
    </style:style>
    <style:style style:name="T61" style:family="text">
      <style:text-properties officeooo:rsid="005bb6f5"/>
    </style:style>
    <style:style style:name="T62" style:family="text">
      <style:text-properties officeooo:rsid="00600629"/>
    </style:style>
    <style:style style:name="T63" style:family="text">
      <style:text-properties officeooo:rsid="0062c50e"/>
    </style:style>
    <style:style style:name="T64" style:family="text">
      <style:text-properties officeooo:rsid="009569da"/>
    </style:style>
    <style:style style:name="T65" style:family="text">
      <style:text-properties officeooo:rsid="0098513e"/>
    </style:style>
    <style:style style:name="T66" style:family="text">
      <style:text-properties officeooo:rsid="009bb1cd"/>
    </style:style>
    <style:style style:name="T67" style:family="text">
      <style:text-properties fo:color="#646464" style:font-name="Monospace" fo:font-size="10pt" style:font-size-asian="10pt"/>
    </style:style>
    <style:style style:name="T68" style:family="text">
      <style:text-properties officeooo:rsid="00a1fcdc"/>
    </style:style>
    <style:style style:name="T69" style:family="text">
      <style:text-properties officeooo:rsid="00a8be7c"/>
    </style:style>
    <style:style style:name="T70" style:family="text">
      <style:text-properties officeooo:rsid="00a9a467"/>
    </style:style>
    <style:style style:name="T71" style:family="text">
      <style:text-properties officeooo:rsid="00ab1b48"/>
    </style:style>
    <style:style style:name="T72" style:family="text">
      <style:text-properties officeooo:rsid="00acfd02"/>
    </style:style>
    <style:style style:name="T73" style:family="text">
      <style:text-properties officeooo:rsid="003e02b8"/>
    </style:style>
    <style:style style:name="T74" style:family="text">
      <style:text-properties officeooo:rsid="00b37226"/>
    </style:style>
    <style:style style:name="T75" style:family="text">
      <style:text-properties officeooo:rsid="00b51326"/>
    </style:style>
    <style:style style:name="T76" style:family="text">
      <style:text-properties officeooo:rsid="0084ae02"/>
    </style:style>
    <style:style style:name="T77" style:family="text">
      <style:text-properties officeooo:rsid="007ddc84"/>
    </style:style>
    <style:style style:name="T78" style:family="text">
      <style:text-properties officeooo:rsid="00b5a0a7"/>
    </style:style>
    <style:style style:name="T79" style:family="text">
      <style:text-properties officeooo:rsid="00a824e0"/>
    </style:style>
    <style:style style:name="T80" style:family="text">
      <style:text-properties officeooo:rsid="00be4d63"/>
    </style:style>
    <style:style style:name="T81" style:family="text">
      <style:text-properties style:font-name="Consolas" fo:font-size="10pt" style:font-size-asian="10pt"/>
    </style:style>
    <style:style style:name="T82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1" svg:width="3.209cm" svg:height="2.511cm" svg:x="0cm" svg:y="0cm"><draw:image xlink:href="Pictures/10000201000002E6000002BB4D1C60E237355914.png" xlink:type="simple" xlink:show="embed" xlink:actuate="onLoad"><text:p/></draw:image></draw:frame></draw:g> 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52">DISTRIBUCIO</text:span>: Manual d’integració </text:p>
      <text:p text:style-name="P58"><text:span text:style-name="T80">24 de juny</text:span> <text:span text:style-name="T3">de 2019</text:span> 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1816883217038669105" text:style-name="Outline">
        <text:list-header>
          <text:h text:style-name="P144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 <text:s text:c="4"/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 <text:s text:c="4"/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51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3"><text:a xlink:type="simple" xlink:href="#__RefHeading___Toc21421_3940995463" text:style-name="Index_20_Link" text:visited-style-name="Index_20_Link">Control de versions del document<text:tab/>2</text:a></text:p>
          <text:p text:style-name="P133"><text:a xlink:type="simple" xlink:href="#__RefHeading___Toc16768_2313926538" text:style-name="Index_20_Link" text:visited-style-name="Index_20_Link">1. Objecte<text:tab/>4</text:a></text:p>
          <text:p text:style-name="P133"><text:a xlink:type="simple" xlink:href="#__RefHeading___Toc160468_1680181998" text:style-name="Index_20_Link" text:visited-style-name="Index_20_Link">2. Enviament d'anotacions a DISTRIBUCIO<text:tab/>4</text:a></text:p>
          <text:p text:style-name="P132"><text:a xlink:type="simple" xlink:href="#__RefHeading___Toc16770_2313926538" text:style-name="Index_20_Link" text:visited-style-name="Index_20_Link">2.1. Diagrama de funcionament<text:tab/>4</text:a></text:p>
          <text:p text:style-name="P131"><text:a xlink:type="simple" xlink:href="#__RefHeading___Toc8043_1716379843" text:style-name="Index_20_Link" text:visited-style-name="Index_20_Link">2.1.1. enviarAnotacioRegistreEntrada (síncron)<text:tab/>4</text:a></text:p>
          <text:p text:style-name="P131"><text:a xlink:type="simple" xlink:href="#__RefHeading___Toc15562_3365326968" text:style-name="Index_20_Link" text:visited-style-name="Index_20_Link">2.1.2. enviarAnotacioRegistreEntrada (asíncron)<text:tab/>5</text:a></text:p>
          <text:p text:style-name="P132"><text:a xlink:type="simple" xlink:href="#__RefHeading___Toc16772_2313926538" text:style-name="Index_20_Link" text:visited-style-name="Index_20_Link">2.2. Model de classes<text:tab/>6</text:a></text:p>
          <text:p text:style-name="P132"><text:a xlink:type="simple" xlink:href="#__RefHeading___Toc16774_2313926538" text:style-name="Index_20_Link" text:visited-style-name="Index_20_Link">2.3. Descripció del servei<text:tab/>11</text:a></text:p>
          <text:p text:style-name="P132"><text:a xlink:type="simple" xlink:href="#__RefHeading___Toc16776_2313926538" text:style-name="Index_20_Link" text:visited-style-name="Index_20_Link">2.4. Consideracions de disseny i ús de l'API<text:tab/>12</text:a></text:p>
          <text:p text:style-name="P131"><text:a xlink:type="simple" xlink:href="#__RefHeading___Toc16778_2313926538" text:style-name="Index_20_Link" text:visited-style-name="Index_20_Link">2.4.1. Adreça del servei<text:tab/>12</text:a></text:p>
          <text:p text:style-name="P131"><text:a xlink:type="simple" xlink:href="#__RefHeading___Toc16780_2313926538" text:style-name="Index_20_Link" text:visited-style-name="Index_20_Link">2.4.2. Securització del servei<text:tab/>12</text:a></text:p>
          <text:p text:style-name="P131"><text:a xlink:type="simple" xlink:href="#__RefHeading___Toc16782_2313926538" text:style-name="Index_20_Link" text:visited-style-name="Index_20_Link">2.4.3. Dependències Maven<text:tab/>12</text:a></text:p>
          <text:p text:style-name="P132"><text:a xlink:type="simple" xlink:href="#__RefHeading___Toc16784_2313926538" text:style-name="Index_20_Link" text:visited-style-name="Index_20_Link">2.5. Client d'exemple<text:tab/>13</text:a></text:p>
          <text:p text:style-name="P133"><text:a xlink:type="simple" xlink:href="#__RefHeading___Toc160470_1680181998" text:style-name="Index_20_Link" text:visited-style-name="Index_20_Link">3. Backoffices de DISTRIBUCIO<text:tab/>18</text:a></text:p>
          <text:p text:style-name="P132"><text:a xlink:type="simple" xlink:href="#__RefHeading___Toc160472_1680181998" text:style-name="Index_20_Link" text:visited-style-name="Index_20_Link">3.1. Descripció del servei<text:tab/>18</text:a></text:p>
          <text:p text:style-name="P131"><text:a xlink:type="simple" xlink:href="#__RefHeading___Toc160474_1680181998" text:style-name="Index_20_Link" text:visited-style-name="Index_20_Link">3.1.1. Backoffice de DISTRIBUCIO<text:tab/>18</text:a></text:p>
          <text:p text:style-name="P131"><text:a xlink:type="simple" xlink:href="#__RefHeading___Toc160476_1680181998" text:style-name="Index_20_Link" text:visited-style-name="Index_20_Link">3.1.2. WS d'integració amb els backoffices<text:tab/>18</text:a></text:p>
          <text:p text:style-name="P132"><text:a xlink:type="simple" xlink:href="#__RefHeading___Toc16770_23139265381" text:style-name="Index_20_Link" text:visited-style-name="Index_20_Link">3.2. Diagrama de funcionament<text:tab/>19</text:a></text:p>
          <text:p text:style-name="P132"><text:a xlink:type="simple" xlink:href="#__RefHeading___Toc160398_1680181998" text:style-name="Index_20_Link" text:visited-style-name="Index_20_Link">3.3. Model de dades<text:tab/>20</text:a></text:p>
          <text:p text:style-name="P133"><text:a xlink:type="simple" xlink:href="#__RefHeading___Toc160478_1680181998" text:style-name="Index_20_Link" text:visited-style-name="Index_20_Link">Annex I: WSDL del servei d’enviament a bústies<text:tab/>20</text:a></text:p>
          <text:p text:style-name="P133"><text:a xlink:type="simple" xlink:href="#__RefHeading___Toc117515_1680181998" text:style-name="Index_20_Link" text:visited-style-name="Index_20_Link"><text:s/>Annex II: WSDL del backoffice<text:tab/>29</text:a></text:p>
          <text:p text:style-name="P133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95916697024268" text:continue-numbering="true" text:style-name="Outline">
        <text:list-item>
          <text:h text:style-name="P145" text:outline-level="1"><text:bookmark-start text:name="__RefHeading___Toc16768_2313926538"/>Objecte <text:bookmark-end text:name="__RefHeading___Toc16768_2313926538"/></text:h>
        </text:list-item>
      </text:list>
      <text:p text:style-name="P110">En aquest document es proporciona tota la informació necessària per a la integració d’una aplicació amb el<text:span text:style-name="T69">s</text:span> servei<text:span text:style-name="T69">s de DISTRIBUCIÓ. </text:span></text:p>
      <text:p text:style-name="P111">A l'apartat <text:bookmark-ref text:reference-format="number" text:ref-name="__RefNumPara__81015_1680181998">2</text:bookmark-ref> <text:s text:c="3"/>es detalla com integrar una aplicació per enviar anotacions de registre a DISTRIBUCIO.</text:p>
      <text:p text:style-name="P111">A l'apartat <text:bookmark-ref text:reference-format="number" text:ref-name="__RefNumPara__81017_1680181998">3</text:bookmark-ref> <text:s text:c="3"/>es detalla com integrar una aplicació per rebre anotacions de registre de DISTRIBUCIO com a backoffice de DISTRIBUCIO per processar i informar del seu estat.</text:p>
      <text:list xml:id="list95916299179050" text:continue-numbering="true" text:style-name="Outline">
        <text:list-item>
          <text:h text:style-name="P143" text:outline-level="1"><text:bookmark-start text:name="__RefHeading___Toc160468_1680181998"/><text:bookmark-start text:name="__RefNumPara__81015_1680181998"/>Enviament d'anotacions a DISTRIBUCIO <text:bookmark-end text:name="__RefHeading___Toc160468_1680181998"/><text:bookmark-end text:name="__RefNumPara__81015_1680181998"/></text:h>
        </text:list-item>
      </text:list>
      <text:p text:style-name="P111">La integració amb DISTRIBUCIO per enviar anotacions de registre </text:p>
      <text:list xml:id="list95915842443681" text:continue-numbering="true" text:style-name="Outline">
        <text:list-item>
          <text:list>
            <text:list-item>
              <text:h text:style-name="P149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8">El servei d’enviament a bústies permet l’enviament d’una anotació de registre a una de les bústies gestionades per DISTRIBUCIO. <text:span text:style-name="T55">Una vegada l’anotació arriba a DISTRIBUCIO, aquesta es processa segons les regles definides a l’aplicació i es donen d’alta els documents annexos a dins l’arxiu digital de la CAIB. </text:span></text:p>
      <text:p text:style-name="P98">Segons la configuració de l’aplicació, el processament de l’anotació de registre es <text:span text:style-name="T55">pot dur</text:span> a terme de forma síncrona o de forma asíncrona.</text:p>
      <text:list xml:id="list95917654545090" text:continue-numbering="true" text:style-name="Outline">
        <text:list-item>
          <text:list>
            <text:list-item>
              <text:list>
                <text:list-item>
                  <text:h text:style-name="P155" text:outline-level="3"><text:bookmark-start text:name="__RefHeading___Toc8043_1716379843"/><text:span text:style-name="T53">e</text:span>nviarAnotacioRegistreEntrada <text:span text:style-name="T53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0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6"/>
      <text:p text:style-name="P97"><text:soft-page-break/><text:s text:c="5"/><draw:frame draw:style-name="fr1" draw:name="Imatge2" text:anchor-type="as-char" svg:width="14.526cm" svg:height="7.435cm" draw:z-index="37"><draw:image xlink:href="Pictures/100002010000022500000119974FFC71AF002EDB.png" xlink:type="simple" xlink:show="embed" xlink:actuate="onLoad"/></draw:frame> <text:s text:c="4"/></text:p>
      <text:p text:style-name="P7"/>
      <text:p text:style-name="P99">La resposta retornada al client podrà retornar un error si alguna de les passes efectuades no s’ha pogut completar correctament.</text:p>
      <text:list xml:id="list95916893225439" text:continue-numbering="true" text:style-name="Outline">
        <text:list-item>
          <text:list>
            <text:list-item>
              <text:list>
                <text:list-item>
                  <text:h text:style-name="P156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99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99"/>
      <text:p text:style-name="P91"><draw:frame draw:style-name="fr1" draw:name="Imatge1" text:anchor-type="as-char" svg:width="14.526cm" svg:height="9.551cm" draw:z-index="38"><draw:image xlink:href="Pictures/100002010000022500000169E1CD68B4AFE663AF.png" xlink:type="simple" xlink:show="embed" xlink:actuate="onLoad"/></draw:frame> <text:s text:c="4"/></text:p>
      <text:p text:style-name="P99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95916414466637" text:continue-numbering="true" text:style-name="Outline">
        <text:list-item>
          <text:list>
            <text:list-item>
              <text:h text:style-name="P149" text:outline-level="2"><text:bookmark-start text:name="__RefHeading___Toc16772_2313926538"/><text:bookmark-start text:name="__RefNumPara__80988_1680181998"/>Model de classes <text:bookmark-end text:name="__RefHeading___Toc16772_2313926538"/><text:bookmark-end text:name="__RefNumPara__80988_1680181998"/></text:h>
            </text:list-item>
          </text:list>
        </text:list-item>
      </text:list>
      <text:p text:style-name="P101">Aquest és el model de classes del servei d’<text:span text:style-name="T54">enviament d’anotacions de registre</text:span>.</text:p>
      <text:p text:style-name="P101"><draw:frame draw:style-name="fr2" draw:name="Image1" text:anchor-type="paragraph" svg:width="16.669cm" svg:height="23.971cm" draw:z-index="47"><draw:image xlink:href="Pictures/10000000000002760000038A8E8A8308AD308587.png" xlink:type="simple" xlink:show="embed" xlink:actuate="onLoad"/></draw:frame><text:soft-page-break/></text:p>
      <text:p text:style-name="P101"><text:soft-page-break/></text:p>
      <text:p text:style-name="P102"><text:s text:c="10"/></text:p>
      <text:p text:style-name="P102"/>
      <text:p text:style-name="P103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56">l’assentament.</text:span> </text:p>
          </table:table-cell>
        </table:table-row>
        <table:table-row>
          <table:table-cell table:style-name="Taula17.A3" office:value-type="string">
            <text:p text:style-name="P16"><text:span text:style-name="T57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56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58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58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58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59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60">n</text:span> 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60">n</text:span> 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1" office:value-type="string">
            <text:p text:style-name="P28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3"><text:span text:style-name="T79">procediment</text:span>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41" office:value-type="string">
            <text:p text:style-name="P26">Codi de <text:span text:style-name="T79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64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61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83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64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6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6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6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83"/>
      <text:p text:style-name="P82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4">Registre<text:span text:style-name="T64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63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83"/>
      <text:list xml:id="list95917673017821" text:continue-numbering="true" text:style-name="Outline">
        <text:list-item>
          <text:list>
            <text:list-item>
              <text:h text:style-name="P150" text:outline-level="2"><text:bookmark-start text:name="__RefHeading___Toc16774_2313926538"/>Descripció del <text:span text:style-name="T49">servei</text:span> <text:bookmark-end text:name="__RefHeading___Toc16774_2313926538"/></text:h>
            </text:list-item>
          </text:list>
        </text:list-item>
      </text:list>
      <text:p text:style-name="P104"><text:span text:style-name="T50">El servei d’enviament a bústies</text:span> permet <text:span text:style-name="T66">enviar anotacions de registre a les bústies donades d’alta a l’aplicació de DISTRIBUCIO. Aquest servei disposa del mètode </text:span><text:span text:style-name="T33">enviarAnotacioRegistreEntrada</text:span> <text:span text:style-name="T66">que es pot utilitzar per a enviar anotacions provinents del registre d’entrada.</text:span> </text:p>
      <text:p text:style-name="P105"><text:soft-page-break/>El mètode <text:span text:style-name="T33">enviarAnotacioRegistreEntrada</text:span> requereix especificar els següents paràmetres:</text:p>
      <text:list xml:id="list888647034059236094" text:style-name="L1">
        <text:list-item>
          <text:p text:style-name="P137">entitat: El codi de l’entitat de DISTRIBUCIO a on es vol donar d’alta l’anotació.</text:p>
        </text:list-item>
        <text:list-item>
          <text:p text:style-name="P137">unitatAdministrativa: El codi DIR3 de la unitat administrativa destinatària de l’anotació de registre.</text:p>
        </text:list-item>
        <text:list-item>
          <text:p text:style-name="P137">registreEntrada: objecte amb la informació associada a l’anotació de registre.</text:p>
        </text:list-item>
      </text:list>
      <text:p text:style-name="P106">Per a més informació sobre com emplenar correctament l’objecte de tipus RegistreEntrada es pot consultar el punt <text:bookmark-ref text:reference-format="number" text:ref-name="__RefNumPara__80988_1680181998">2.2</text:bookmark-ref> <text:s text:c="3"/>d’aquest mateix document.</text:p>
      <text:p text:style-name="P106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95917515012340" text:continue-list="list95917673017821" text:style-name="Outline">
        <text:list-item>
          <text:list>
            <text:list-item>
              <text:h text:style-name="P151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7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0">L’aplicació desplega aquest servei en la següent adreça:</text:p>
      <text:p text:style-name="P130"><text:a xlink:type="simple" xlink:href="http://localhost:8080/distribucio/ws/v1/bustia" text:style-name="Internet_20_link" text:visited-style-name="Visited_20_Internet_20_Link">http://localhost:8080/distribucio/ws/v1/bustia</text:a> </text:p>
      <text:p text:style-name="P93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95916266281304" text:continue-numbering="true" text:style-name="Outline">
        <text:list-item>
          <text:list>
            <text:list-item>
              <text:list>
                <text:list-item>
                  <text:h text:style-name="P158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5">Per a accedir al servei és necessari una autenticació de tipus BASIC amb usuari/contrasenya.</text:p>
      <text:p text:style-name="P95">També es requereix que l’usuari utilitzat per a accedir al servei tengui assignat el rol DIS_BSTWS.</text:p>
      <text:list xml:id="list959161587409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4">Per a desenvolupar un client per al servei de recobriment el més senzill és crear un nou projecte amb Maven <text:span text:style-name="T34">i incloent els següents blocs a dins el fitxer pom.xml:</text:span> </text:p>
      <text:p text:style-name="P92">A dins la secció &lt;dependencies&gt;:</text:p>
      <text:p text:style-name="P125"><text:span text:style-name="T20"><text:tab/> <text:tab/> </text:span><text:span text:style-name="T5">&lt;</text:span> <text:span text:style-name="T11">dependency</text:span> <text:span text:style-name="T5">&gt;</text:span> </text:p>
      <text:p text:style-name="P70"><text:span text:style-name="T20"><text:tab/> <text:tab/> <text:tab/> </text:span><text:span text:style-name="T5">&lt;</text:span> <text:span text:style-name="T11">groupId</text:span> <text:span text:style-name="T5">&gt;</text:span> <text:span text:style-name="T20">es.caib.distribucio</text:span> <text:span text:style-name="T5">&lt;/</text:span> <text:span text:style-name="T11">groupId</text:span> <text:span text:style-name="T5">&gt;</text:span> </text:p>
      <text:p text:style-name="P70"><text:span text:style-name="T20"><text:tab/> <text:tab/> <text:tab/> </text:span><text:span text:style-name="T5">&lt;</text:span> <text:span text:style-name="T11">artifactId</text:span> <text:span text:style-name="T5">&gt;</text:span> <text:span text:style-name="T20">distribucio-ws-client</text:span> <text:span text:style-name="T5">&lt;/</text:span> <text:span text:style-name="T11">artifactId</text:span> <text:span text:style-name="T5">&gt;</text:span> </text:p>
      <text:p text:style-name="P70"><text:span text:style-name="T20"><text:tab/> <text:tab/> <text:tab/> </text:span><text:span text:style-name="T5">&lt;</text:span> <text:span text:style-name="T11">version</text:span> <text:span text:style-name="T5">&gt;</text:span> <text:span text:style-name="T21">0.9</text:span> <text:span text:style-name="T5">&lt;/</text:span> <text:span text:style-name="T11">version</text:span> <text:span text:style-name="T5">&gt;</text:span> </text:p>
      <text:p text:style-name="P125"><text:span text:style-name="T20"><text:tab/> <text:tab/> </text:span><text:span text:style-name="T5">&lt;/</text:span> <text:span text:style-name="T11">dependency</text:span> <text:span text:style-name="T5">&gt;</text:span> </text:p>
      <text:p text:style-name="P92"/>
      <text:p text:style-name="P92">A dins la secció &lt;repositories&gt;:</text:p>
      <text:p text:style-name="P126"><text:span text:style-name="T20"><text:tab/> <text:tab/> </text:span><text:span text:style-name="T5">&lt;</text:span> <text:span text:style-name="T11">repository</text:span> <text:span text:style-name="T5">&gt;</text:span> </text:p>
      <text:p text:style-name="P70"><text:soft-page-break/><text:span text:style-name="T20"><text:tab/> <text:tab/> <text:tab/> </text:span><text:span text:style-name="T5">&lt;</text:span> <text:span text:style-name="T11">id</text:span> <text:span text:style-name="T5">&gt;</text:span> <text:span text:style-name="T20">github-governib-maven-repo</text:span> <text:span text:style-name="T5">&lt;/</text:span> <text:span text:style-name="T11">id</text:span> <text:span text:style-name="T5">&gt;</text:span> </text:p>
      <text:p text:style-name="P70"><text:span text:style-name="T20"><text:tab/> <text:tab/> <text:tab/> </text:span><text:span text:style-name="T5">&lt;</text:span> <text:span text:style-name="T11">name</text:span> <text:span text:style-name="T5">&gt;</text:span> <text:span text:style-name="T20">GitHub GovernIB Maven Repository</text:span> <text:span text:style-name="T5">&lt;/</text:span> <text:span text:style-name="T11">name</text:span> <text:span text:style-name="T5">&gt;</text:span> </text:p>
      <text:p text:style-name="P70"><text:span text:style-name="T20"><text:tab/> <text:tab/> <text:tab/> </text:span><text:span text:style-name="T5">&lt;</text:span> <text:span text:style-name="T11">url</text:span> <text:span text:style-name="T5">&gt;</text:span> <text:span text:style-name="T20">http://GovernIB.github.io/maven/maven/</text:span> <text:span text:style-name="T5">&lt;/</text:span> <text:span text:style-name="T11">url</text:span> <text:span text:style-name="T5">&gt;</text:span> </text:p>
      <text:p text:style-name="P126"><text:span text:style-name="T20"><text:tab/> <text:tab/> </text:span><text:span text:style-name="T5">&lt;/</text:span> <text:span text:style-name="T11">repository</text:span> <text:span text:style-name="T5">&gt;</text:span> </text:p>
      <text:list xml:id="list95916618031704" text:continue-numbering="true" text:style-name="Outline">
        <text:list-item>
          <text:list>
            <text:list-item>
              <text:h text:style-name="P151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08">Aquest és el codi font d’una classe de test que empra el client <text:span text:style-name="T68">del servei d’enviament a bústies per a fer l’enviament d’una anotació de registre d’entrada a l’aplicació de DISTRIBUCIÓ:</text:span> </text:p>
      <text:p text:style-name="P108"/>
      <text:p text:style-name="P127"><text:span text:style-name="T35">public</text:span> <text:span text:style-name="T35">class</text:span> <text:span text:style-name="T37">BustiaV1Test {</text:span> </text:p>
      <text:p text:style-name="P77"/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ENTITAT_DIST_CODI</text:span> <text:span text:style-name="T37">= </text:span><text:span text:style-name="T22">"E00003601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UNITAT_ADM_CODI</text:span> <text:span text:style-name="T37">= </text:span><text:span text:style-name="T22">"E03029603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PLICACIO_CODI</text:span> <text:span text:style-name="T37">= </text:span><text:span text:style-name="T22">"CLIENT_TEST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PLICACIO_VERSIO</text:span> <text:span text:style-name="T37">= </text:span><text:span text:style-name="T22">"2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SSUMPTE_CODI</text:span> <text:span text:style-name="T37">= </text:span><text:span text:style-name="T22">"A1"</text:span> <text:span text:style-name="T37">;</text:span> </text:p>
      <text:p text:style-name="P72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6">PROCEDIEMNT_</text:span><text:span text:style-name="T45">CODI</text:span> <text:span text:style-name="T37">= </text:span><text:span text:style-name="T22">"</text:span><text:span text:style-name="T24">E5</text:span><text:span text:style-name="T22">"</text:span> <text:span text:style-name="T37">;</text:span> </text:p>
      <text:p text:style-name="P72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SSUMPTE_DESC</text:span> <text:span text:style-name="T37">= </text:span><text:span text:style-name="T22">"Descripció </text:span><text:span text:style-name="T23">assumpte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SSUMPTE_TIPUS_CODI</text:span> <text:span text:style-name="T37">= </text:span><text:span text:style-name="T22">"A1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ASSUMPTE_TIPUS_DESC</text:span> <text:span text:style-name="T37">= </text:span><text:span text:style-name="T22">"Assumpte de proves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USUARI_CODI</text:span> <text:span text:style-name="T37">= </text:span><text:span text:style-name="T22">"u</text:span> <text:span text:style-name="T23">123456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USUARI_NOM</text:span> <text:span text:style-name="T37">= </text:span><text:span text:style-name="T22">"</text:span> <text:span text:style-name="T23">Usuari Test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EXTRACTE</text:span> <text:span text:style-name="T37">= </text:span><text:span text:style-name="T22">"Anotació </text:span><text:span text:style-name="T23">de proves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ENTITAT_CODI</text:span> <text:span text:style-name="T37">= </text:span><text:span text:style-name="T22">"</text:span> <text:span text:style-name="T23">ENT01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ENTITAT_DESC</text:span> <text:span text:style-name="T37">= </text:span><text:span text:style-name="T22">"Descripció entitat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OFICINA_CODI</text:span> <text:span text:style-name="T37">= </text:span><text:span text:style-name="T22">"10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OFICINA_DESC</text:span> <text:span text:style-name="T37">= </text:span><text:span text:style-name="T22">"Oficina de proves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LLIBRE_CODI</text:span> <text:span text:style-name="T37">= </text:span><text:span text:style-name="T22">"10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LLIBRE_DESC</text:span> <text:span text:style-name="T37">= </text:span><text:span text:style-name="T22">"Oficina de proves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IDIOMA_CODI</text:span> <text:span text:style-name="T37">= </text:span><text:span text:style-name="T22">"1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IDIOMA_DESC</text:span> <text:span text:style-name="T37">= </text:span><text:span text:style-name="T22">"Català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IDENTIFICADOR</text:span> <text:span text:style-name="T37">= </text:span><text:span text:style-name="T22">"</text:span> <text:span text:style-name="T23">L18E517/2018</text:span> <text:span text:style-name="T22">"</text:span> <text:span text:style-name="T37">;</text:span> </text:p>
      <text:p text:style-name="P69"><text:span text:style-name="T37"><text:tab/> </text:span><text:span text:style-name="T35">private</text:span> <text:span text:style-name="T35">static</text:span> <text:span text:style-name="T35">final</text:span> <text:span text:style-name="T37">String </text:span><text:span text:style-name="T45">EXPEDIENT_NUM</text:span> <text:span text:style-name="T37">= </text:span><text:span text:style-name="T22">"12345678"</text:span> <text:span text:style-name="T37">;</text:span> </text:p>
      <text:p text:style-name="P77"/>
      <text:p text:style-name="P69"><text:span text:style-name="T37"><text:tab/> </text:span><text:span text:style-name="T67">@Test</text:span> </text:p>
      <text:p text:style-name="P69"><text:span text:style-name="T37"><text:tab/> </text:span><text:span text:style-name="T35">public</text:span> <text:span text:style-name="T35">void</text:span> <text:span text:style-name="T37">test() </text:span><text:span text:style-name="T35">throws</text:span> <text:span text:style-name="T37">DatatypeConfigurationException, IOException {</text:span> </text:p>
      <text:p text:style-name="P69"><text:span text:style-name="T37"><text:tab/> <text:tab/>Random </text:span><text:span text:style-name="T48">generator</text:span> <text:span text:style-name="T37">= </text:span><text:span text:style-name="T35">new</text:span> <text:span text:style-name="T37">Random();</text:span> </text:p>
      <text:p text:style-name="P69"><text:span text:style-name="T37"><text:tab/> <text:tab/> </text:span><text:span text:style-name="T35">int</text:span> <text:span text:style-name="T48">randomNumber</text:span> <text:span text:style-name="T37">= </text:span><text:span text:style-name="T48">generator</text:span> <text:span text:style-name="T37">.nextInt(9999) + 1;</text:span> </text:p>
      <text:p text:style-name="P69"><text:span text:style-name="T37"><text:tab/> <text:tab/>RegistreAnotacio </text:span><text:span text:style-name="T48">anotacio</text:span> <text:span text:style-name="T37">= </text:span><text:span text:style-name="T35">new</text:span> <text:span text:style-name="T37">RegistreAnotacio(); </text:span></text:p>
      <text:p text:style-name="P69"><text:span text:style-name="T37"><text:tab/> <text:tab/> </text:span><text:span text:style-name="T48">anotacio</text:span> <text:span text:style-name="T37">.setAplicacioCodi(</text:span> <text:span text:style-name="T45">APLICACIO_CODI</text:span> <text:span text:style-name="T37">);</text:span> </text:p>
      <text:p text:style-name="P69"><text:span text:style-name="T37"><text:tab/> <text:tab/> </text:span><text:span text:style-name="T48">anotacio</text:span> <text:span text:style-name="T37">.setAplicacioVersio(</text:span> <text:span text:style-name="T45">APLICACIO_VERSIO</text:span> <text:span text:style-name="T37">);</text:span> </text:p>
      <text:p text:style-name="P72"><text:span text:style-name="T37"><text:tab/> <text:tab/> </text:span><text:span text:style-name="T48">anotacio</text:span> <text:span text:style-name="T37">.set</text:span><text:span text:style-name="T38">ProcedimentCodi</text:span><text:span text:style-name="T37">(</text:span> <text:span text:style-name="T46">PROCEDIMENT</text:span><text:span text:style-name="T45">_CODI</text:span> <text:span text:style-name="T37">);</text:span> </text:p>
      <text:p text:style-name="P72"><text:span text:style-name="T37"><text:tab/> <text:tab/> </text:span><text:span text:style-name="T48">anotacio</text:span> <text:span text:style-name="T37">.setAssumpteCodi(</text:span> <text:span text:style-name="T45">ASSUMPTE_CODI</text:span> <text:span text:style-name="T37">);</text:span> </text:p>
      <text:p text:style-name="P72"><text:span text:style-name="T37"><text:s text:c="11"/></text:span><text:span text:style-name="T48">anotacio</text:span> <text:span text:style-name="T37">.setAssumpteDescripcio(</text:span> <text:span text:style-name="T45">ASSUMPTE_DESC</text:span> <text:span text:style-name="T37">);</text:span> </text:p>
      <text:p text:style-name="P69"><text:soft-page-break/><text:span text:style-name="T37"><text:s text:c="11"/></text:span><text:span text:style-name="T48">anotacio</text:span> <text:span text:style-name="T37">.setAssumpteTipusCodi(</text:span> <text:span text:style-name="T45">ASSUMPTE_TIPUS_CODI</text:span> <text:span text:style-name="T37">);</text:span> </text:p>
      <text:p text:style-name="P69"><text:span text:style-name="T37"><text:s text:c="11"/></text:span><text:span text:style-name="T48">anotacio</text:span> <text:span text:style-name="T37">.setAssumpteDescripcio(</text:span> <text:span text:style-name="T45">ASSUMPTE_TIPUS_DESC</text:span> <text:span text:style-name="T37">);</text:span> </text:p>
      <text:p text:style-name="P69"><text:span text:style-name="T37"><text:s text:c="11"/></text:span><text:span text:style-name="T48">anotacio</text:span> <text:span text:style-name="T37">.setUsuariCodi(</text:span> <text:span text:style-name="T45">USUARI_CODI</text:span> <text:span text:style-name="T37">);</text:span> </text:p>
      <text:p text:style-name="P69"><text:span text:style-name="T37"><text:s text:c="11"/></text:span><text:span text:style-name="T48">anotacio</text:span> <text:span text:style-name="T37">.setUsuariNom(</text:span> <text:span text:style-name="T45">USUARI_NOM</text:span> <text:span text:style-name="T37">);</text:span> </text:p>
      <text:p text:style-name="P71"><text:span text:style-name="T37"><text:s text:c="11"/></text:span><text:span text:style-name="T48">anotacio</text:span> <text:span text:style-name="T37">.setData(</text:span> </text:p>
      <text:p text:style-name="P71"><text:span text:style-name="T37"><text:s text:c="16"/>DatatypeFactory.</text:span> <text:span text:style-name="T40">newInstance</text:span> <text:span text:style-name="T37">().newXMLGregorianCalendar(</text:span> </text:p>
      <text:p text:style-name="P71"><text:span text:style-name="T41"><text:s text:c="35"/></text:span><text:span text:style-name="T35">new</text:span> <text:span text:style-name="T37">GregorianCalendar()));</text:span> </text:p>
      <text:p text:style-name="P69"><text:s text:c="3"/><text:span text:style-name="T37"><text:s text:c="11"/></text:span><text:span text:style-name="T48">anotacio</text:span> <text:span text:style-name="T37">.setExtracte(</text:span> <text:span text:style-name="T45">EXTRACTE</text:span> <text:span text:style-name="T37">);</text:span> </text:p>
      <text:p text:style-name="P69"><text:span text:style-name="T37"><text:s text:c="11"/></text:span><text:span text:style-name="T48">anotacio</text:span> <text:span text:style-name="T37">.setEntitatCodi(</text:span> <text:span text:style-name="T45">ENTITAT_CODI</text:span> <text:span text:style-name="T37">);</text:span> </text:p>
      <text:p text:style-name="P69"><text:span text:style-name="T37"><text:s text:c="11"/></text:span><text:span text:style-name="T48">anotacio</text:span> <text:span text:style-name="T37">.setEntitatDescripcio(</text:span> <text:span text:style-name="T45">ENTITAT_DESC</text:span> <text:span text:style-name="T37">);</text:span> </text:p>
      <text:p text:style-name="P69"><text:span text:style-name="T37"><text:s text:c="11"/></text:span><text:span text:style-name="T48">anotacio</text:span> <text:span text:style-name="T37">.setOficinaCodi(</text:span> <text:span text:style-name="T45">OFICINA_CODI</text:span> <text:span text:style-name="T37">);</text:span> </text:p>
      <text:p text:style-name="P69"><text:span text:style-name="T37"><text:s text:c="11"/></text:span><text:span text:style-name="T48">anotacio</text:span> <text:span text:style-name="T37">.setOficinaDescripcio(</text:span> <text:span text:style-name="T45">OFICINA_DESC</text:span> <text:span text:style-name="T37">);</text:span> </text:p>
      <text:p text:style-name="P69"><text:span text:style-name="T37"><text:s text:c="11"/></text:span><text:span text:style-name="T48">anotacio</text:span> <text:span text:style-name="T37">.setLlibreCodi(</text:span> <text:span text:style-name="T45">LLIBRE_CODI</text:span> <text:span text:style-name="T37">);</text:span> </text:p>
      <text:p text:style-name="P69"><text:span text:style-name="T37"><text:s text:c="11"/></text:span><text:span text:style-name="T48">anotacio</text:span> <text:span text:style-name="T37">.setLlibreDescripcio(</text:span> <text:span text:style-name="T45">LLIBRE_DESC</text:span> <text:span text:style-name="T37">);</text:span> </text:p>
      <text:p text:style-name="P69"><text:span text:style-name="T37"><text:s text:c="11"/></text:span><text:span text:style-name="T48">anotacio</text:span> <text:span text:style-name="T37">.setNumero(String.</text:span> <text:span text:style-name="T40">valueOf</text:span> <text:span text:style-name="T37">(</text:span> <text:span text:style-name="T48">randomNumber</text:span> <text:span text:style-name="T37">));</text:span> </text:p>
      <text:p text:style-name="P69"><text:span text:style-name="T37"><text:s text:c="11"/></text:span><text:span text:style-name="T48">anotacio</text:span> <text:span text:style-name="T37">.setIdiomaCodi(</text:span> <text:span text:style-name="T45">IDIOMA_CODI</text:span> <text:span text:style-name="T37">);</text:span> </text:p>
      <text:p text:style-name="P69"><text:span text:style-name="T37"><text:s text:c="11"/></text:span><text:span text:style-name="T48">anotacio</text:span> <text:span text:style-name="T37">.setIdiomaDescripcio(</text:span> <text:span text:style-name="T45">IDIOMA_DESC</text:span> <text:span text:style-name="T37">);</text:span> </text:p>
      <text:p text:style-name="P69"><text:span text:style-name="T37"><text:s text:c="11"/></text:span><text:span text:style-name="T48">anotacio</text:span> <text:span text:style-name="T37">.setIdentificador(</text:span> <text:span text:style-name="T45">IDENTIFICADOR</text:span> <text:span text:style-name="T37">);</text:span> </text:p>
      <text:p text:style-name="P69"><text:span text:style-name="T37"><text:s text:c="11"/></text:span><text:span text:style-name="T48">anotacio</text:span> <text:span text:style-name="T37">.setExpedientNumero(</text:span> <text:span text:style-name="T45">EXPEDIENT_NUM</text:span> <text:span text:style-name="T37">);</text:span> </text:p>
      <text:p text:style-name="P69"><text:s text:c="3"/><text:span text:style-name="T37"><text:s text:c="8"/>RegistreAnnex </text:span><text:span text:style-name="T48">annex1</text:span> <text:span text:style-name="T37">= crearAnnex(</text:span> </text:p>
      <text:p text:style-name="P69"><text:span text:style-name="T37"><text:s text:c="11"/><text:tab/> <text:tab/> </text:span><text:span text:style-name="T22">"Annex1"</text:span> <text:span text:style-name="T37">,</text:span> </text:p>
      <text:p text:style-name="P69"><text:span text:style-name="T37"><text:s text:c="11"/><text:tab/> <text:tab/> </text:span><text:span text:style-name="T22">"annex.pdf"</text:span> <text:span text:style-name="T37">,</text:span> </text:p>
      <text:p text:style-name="P69"><text:span text:style-name="T37"><text:s text:c="11"/><text:tab/> <text:tab/> </text:span><text:span text:style-name="T22">"application/pdf"</text:span> <text:span text:style-name="T37">,</text:span> </text:p>
      <text:p text:style-name="P69"><text:span text:style-name="T37"><text:s text:c="11"/><text:tab/> <text:tab/> </text:span><text:span text:style-name="T35">null</text:span> <text:span text:style-name="T37">,</text:span> </text:p>
      <text:p text:style-name="P78"><text:s text:c="11"/><text:tab/> <text:tab/>getContingutAnnexSenseFirma(),</text:p>
      <text:p text:style-name="P69"><text:span text:style-name="T37"><text:s text:c="11"/><text:tab/> <text:tab/> </text:span><text:span text:style-name="T22">"0"</text:span> <text:span text:style-name="T37">,</text:span> </text:p>
      <text:p text:style-name="P69"><text:span text:style-name="T37"><text:s text:c="11"/><text:tab/> <text:tab/> </text:span><text:span text:style-name="T22">"EE01"</text:span> <text:span text:style-name="T37">,</text:span> </text:p>
      <text:p text:style-name="P69"><text:span text:style-name="T37"><text:s text:c="11"/><text:tab/> <text:tab/> </text:span><text:span text:style-name="T22">"TD01"</text:span> <text:span text:style-name="T37">,</text:span> </text:p>
      <text:p text:style-name="P69"><text:span text:style-name="T37"><text:s text:c="11"/><text:tab/> <text:tab/> </text:span><text:span text:style-name="T22">"01"</text:span> <text:span text:style-name="T37">);</text:span> </text:p>
      <text:p text:style-name="P69"><text:span text:style-name="T37"><text:s text:c="11"/></text:span><text:span text:style-name="T48">anotacio</text:span> <text:span text:style-name="T37">.getAnnexos().add(</text:span> <text:span text:style-name="T48">annex1</text:span> <text:span text:style-name="T37">);</text:span> </text:p>
      <text:p text:style-name="P69"><text:span text:style-name="T37"><text:s text:c="8"/>RegistreAnnex </text:span><text:span text:style-name="T48">justificant</text:span> <text:span text:style-name="T37">= crearAnnex(</text:span> </text:p>
      <text:p text:style-name="P69"><text:span text:style-name="T37"><text:s text:c="11"/><text:tab/> <text:tab/> </text:span><text:span text:style-name="T22">"justificant"</text:span> <text:span text:style-name="T37">,</text:span> </text:p>
      <text:p text:style-name="P69"><text:span text:style-name="T37"><text:s text:c="11"/><text:tab/> <text:tab/> </text:span><text:span text:style-name="T22">"justificant.pdf"</text:span> <text:span text:style-name="T37">,</text:span> </text:p>
      <text:p text:style-name="P69"><text:span text:style-name="T37"><text:s text:c="11"/><text:tab/> <text:tab/> </text:span><text:span text:style-name="T22">"application/pdf"</text:span> <text:span text:style-name="T37">,</text:span> </text:p>
      <text:p text:style-name="P69"><text:span text:style-name="T37"><text:s text:c="11"/><text:tab/> <text:tab/> </text:span><text:span text:style-name="T35">null</text:span> <text:span text:style-name="T37">,</text:span> </text:p>
      <text:p text:style-name="P78"><text:s text:c="11"/><text:tab/> <text:tab/>getContingutJustificant(),</text:p>
      <text:p text:style-name="P69"><text:span text:style-name="T37"><text:s text:c="11"/><text:tab/> <text:tab/> </text:span><text:span text:style-name="T22">"1"</text:span> <text:span text:style-name="T37">,</text:span> </text:p>
      <text:p text:style-name="P69"><text:span text:style-name="T37"><text:s text:c="11"/><text:tab/> <text:tab/> </text:span><text:span text:style-name="T22">"EE01"</text:span> <text:span text:style-name="T37">,</text:span> </text:p>
      <text:p text:style-name="P69"><text:span text:style-name="T37"><text:s text:c="11"/><text:tab/> <text:tab/> </text:span><text:span text:style-name="T22">"TD02"</text:span> <text:span text:style-name="T37">,</text:span> </text:p>
      <text:p text:style-name="P69"><text:span text:style-name="T37"><text:s text:c="11"/><text:tab/> <text:tab/> </text:span><text:span text:style-name="T22">"02"</text:span> <text:span text:style-name="T37">);</text:span> </text:p>
      <text:p text:style-name="P69"><text:span text:style-name="T37"><text:s text:c="11"/></text:span><text:span text:style-name="T48">anotacio</text:span> <text:span text:style-name="T37">.setJustificant(</text:span> <text:span text:style-name="T48">justificant</text:span> <text:span text:style-name="T37">);</text:span> </text:p>
      <text:p text:style-name="P69"><text:span text:style-name="T37"><text:s text:c="11"/></text:span><text:span text:style-name="T35">try</text:span> <text:span text:style-name="T37">{</text:span> </text:p>
      <text:p text:style-name="P78"><text:s text:c="7"/><text:tab/> <text:tab/>getBustiaServicePort().enviarAnotacioRegistreEntrada(</text:p>
      <text:p text:style-name="P69"><text:span text:style-name="T37"><text:s text:c="7"/><text:tab/> <text:tab/> <text:tab/> <text:tab/> </text:span><text:span text:style-name="T45">ENTITAT_DIST_CODI</text:span> <text:span text:style-name="T37">,</text:span> </text:p>
      <text:p text:style-name="P69"><text:span text:style-name="T37"><text:s text:c="7"/><text:tab/> <text:tab/> <text:tab/> <text:tab/> </text:span><text:span text:style-name="T45">UNITAT_ADM_CODI</text:span> <text:span text:style-name="T37">,</text:span> </text:p>
      <text:p text:style-name="P69"><text:span text:style-name="T37"><text:s text:c="7"/><text:tab/> <text:tab/> <text:tab/> <text:tab/> </text:span><text:span text:style-name="T48">anotacio</text:span> <text:span text:style-name="T37">); <text:s text:c="10"/><text:tab/> </text:span></text:p>
      <text:p text:style-name="P69"><text:span text:style-name="T37"><text:s text:c="8"/>} </text:span><text:span text:style-name="T35">catch</text:span> <text:span text:style-name="T37">(Exception </text:span><text:span text:style-name="T48">ex</text:span> <text:span text:style-name="T37">) {</text:span> </text:p>
      <text:p text:style-name="P69"><text:soft-page-break/><text:span text:style-name="T37"><text:s text:c="11"/><text:tab/> </text:span><text:span text:style-name="T48">ex</text:span> <text:span text:style-name="T37">.printStackTrace();</text:span> </text:p>
      <text:p text:style-name="P69"><text:span text:style-name="T37"><text:s text:c="11"/><text:tab/> </text:span><text:span text:style-name="T40">fail</text:span> <text:span text:style-name="T37">();</text:span> </text:p>
      <text:p text:style-name="P78"><text:s text:c="8"/>}</text:p>
      <text:p text:style-name="P78"><text:tab/>}</text:p>
      <text:p text:style-name="P77"/>
      <text:p text:style-name="P69"><text:span text:style-name="T37"><text:tab/> </text:span><text:span text:style-name="T35">private</text:span> <text:span text:style-name="T37">RegistreAnnex crearAnnex(</text:span> </text:p>
      <text:p text:style-name="P69"><text:span text:style-name="T37"><text:tab/> <text:tab/> <text:tab/>String </text:span><text:span text:style-name="T48">titol</text:span> <text:span text:style-name="T37">,</text:span> </text:p>
      <text:p text:style-name="P69"><text:s text:c="3"/><text:span text:style-name="T37"><text:tab/> <text:tab/> <text:tab/>String </text:span><text:span text:style-name="T48">arxiuNom</text:span> <text:span text:style-name="T37">,</text:span> </text:p>
      <text:p text:style-name="P69"><text:span text:style-name="T37"><text:tab/> <text:tab/> <text:tab/>String </text:span><text:span text:style-name="T48">arxiuTipusMime</text:span> <text:span text:style-name="T37">,</text:span> </text:p>
      <text:p text:style-name="P69"><text:span text:style-name="T37"><text:tab/> <text:tab/> <text:tab/>String </text:span><text:span text:style-name="T48">arxiuUuid</text:span> <text:span text:style-name="T37">,</text:span> </text:p>
      <text:p text:style-name="P69"><text:span text:style-name="T37"><text:tab/> <text:tab/> <text:tab/>InputStream </text:span><text:span text:style-name="T48">arxiuContingut</text:span> <text:span text:style-name="T37">,</text:span> </text:p>
      <text:p text:style-name="P69"><text:span text:style-name="T37"><text:tab/> <text:tab/> <text:tab/>String </text:span><text:span text:style-name="T48">eniOrigen</text:span> <text:span text:style-name="T37">,</text:span> </text:p>
      <text:p text:style-name="P69"><text:span text:style-name="T37"><text:tab/> <text:tab/> <text:tab/>String </text:span><text:span text:style-name="T48">eniEstatElaboracio</text:span> <text:span text:style-name="T37">,</text:span> </text:p>
      <text:p text:style-name="P69"><text:span text:style-name="T37"><text:tab/> <text:tab/> <text:tab/>String </text:span><text:span text:style-name="T48">eniTipusDocumental</text:span> <text:span text:style-name="T37">,</text:span> </text:p>
      <text:p text:style-name="P69"><text:span text:style-name="T37"><text:tab/> <text:tab/> <text:tab/>String </text:span><text:span text:style-name="T48">sicresTipusDocument</text:span> <text:span text:style-name="T37">) </text:span><text:span text:style-name="T35">throws</text:span> <text:span text:style-name="T37">IOException, DatatypeConfigurationException {</text:span> </text:p>
      <text:p text:style-name="P69"><text:span text:style-name="T37"><text:tab/> <text:tab/>RegistreAnnex </text:span><text:span text:style-name="T48">annex</text:span> <text:span text:style-name="T37">= </text:span><text:span text:style-name="T35">new</text:span> <text:span text:style-name="T37">RegistreAnnex();</text:span> </text:p>
      <text:p text:style-name="P69"><text:span text:style-name="T37"><text:tab/> <text:tab/> </text:span><text:span text:style-name="T48">annex</text:span> <text:span text:style-name="T37">.setTitol(</text:span> <text:span text:style-name="T48">titol</text:span> <text:span text:style-name="T37">);</text:span> </text:p>
      <text:p text:style-name="P69"><text:span text:style-name="T37"><text:tab/> <text:tab/> </text:span><text:span text:style-name="T48">annex</text:span> <text:span text:style-name="T37">.setFitxerNom(</text:span> <text:span text:style-name="T48">arxiuNom</text:span> <text:span text:style-name="T37">);</text:span> </text:p>
      <text:p text:style-name="P69"><text:span text:style-name="T37"><text:s text:c="11"/></text:span><text:span text:style-name="T48">annex</text:span> <text:span text:style-name="T37">.setFitxerTipusMime(</text:span> <text:span text:style-name="T48">arxiuTipusMime</text:span> <text:span text:style-name="T37">);</text:span> </text:p>
      <text:p text:style-name="P69"><text:span text:style-name="T37"><text:s text:c="11"/></text:span><text:span text:style-name="T35">if</text:span> <text:span text:style-name="T37">(</text:span> <text:span text:style-name="T48">arxiuContingut</text:span> <text:span text:style-name="T37">!= </text:span><text:span text:style-name="T35">null</text:span> <text:span text:style-name="T37">) {</text:span> </text:p>
      <text:p text:style-name="P69"><text:span text:style-name="T37"><text:s text:c="11"/><text:tab/> </text:span><text:span text:style-name="T48">annex</text:span> <text:span text:style-name="T37">.setFitxerContingut(IOUtils.</text:span> <text:span text:style-name="T40">toByteArray</text:span> <text:span text:style-name="T37">(</text:span> <text:span text:style-name="T48">arxiuContingut</text:span> <text:span text:style-name="T37">));</text:span> </text:p>
      <text:p text:style-name="P69"><text:span text:style-name="T37"><text:s text:c="11"/><text:tab/> </text:span><text:span text:style-name="T48">annex</text:span> <text:span text:style-name="T37">.setFitxerTamany(</text:span> </text:p>
      <text:p text:style-name="P69"><text:span text:style-name="T37"><text:s text:c="11"/><text:tab/> <text:tab/> <text:tab/> </text:span><text:span text:style-name="T48">annex</text:span> <text:span text:style-name="T37">.getFitxerContingut().</text:span> <text:span text:style-name="T47">length</text:span> <text:span text:style-name="T37">);</text:span> </text:p>
      <text:p text:style-name="P78"><text:s text:c="8"/>}</text:p>
      <text:p text:style-name="P69"><text:span text:style-name="T37"><text:s text:c="11"/></text:span><text:span text:style-name="T48">annex</text:span> <text:span text:style-name="T37">.setFitxerArxiuUuid(</text:span> <text:span text:style-name="T48">arxiuUuid</text:span> <text:span text:style-name="T37">);</text:span> </text:p>
      <text:p text:style-name="P69"><text:span text:style-name="T37"><text:s text:c="11"/></text:span><text:span text:style-name="T48">annex</text:span> <text:span text:style-name="T37">.setEniDataCaptura(</text:span> </text:p>
      <text:p text:style-name="P69"><text:span text:style-name="T37"><text:s text:c="11"/><text:tab/> <text:tab/>DatatypeFactory.</text:span> <text:span text:style-name="T40">newInstance</text:span> <text:span text:style-name="T37">().newXMLGregorianCalendar(</text:span> </text:p>
      <text:p text:style-name="P69"><text:span text:style-name="T37"><text:s text:c="11"/><text:tab/> <text:tab/> <text:tab/> <text:tab/> </text:span><text:span text:style-name="T35">new</text:span> <text:span text:style-name="T37">GregorianCalendar()));</text:span> </text:p>
      <text:p text:style-name="P69"><text:span text:style-name="T37"><text:s text:c="11"/></text:span><text:span text:style-name="T48">annex</text:span> <text:span text:style-name="T37">.setEniOrigen(</text:span> <text:span text:style-name="T48">eniOrigen</text:span> <text:span text:style-name="T37">);</text:span> </text:p>
      <text:p text:style-name="P69"><text:span text:style-name="T37"><text:s text:c="11"/></text:span><text:span text:style-name="T48">annex</text:span> <text:span text:style-name="T37">.setEniEstatElaboracio(</text:span> <text:span text:style-name="T48">eniEstatElaboracio</text:span> <text:span text:style-name="T37">);</text:span> </text:p>
      <text:p text:style-name="P69"><text:span text:style-name="T37"><text:s text:c="11"/></text:span><text:span text:style-name="T48">annex</text:span> <text:span text:style-name="T37">.setEniTipusDocumental(</text:span> <text:span text:style-name="T48">eniTipusDocumental</text:span> <text:span text:style-name="T37">);</text:span> </text:p>
      <text:p text:style-name="P69"><text:s text:c="3"/><text:span text:style-name="T37"><text:s text:c="11"/></text:span><text:span text:style-name="T48">annex</text:span> <text:span text:style-name="T37">.setSicresTipusDocument(</text:span> <text:span text:style-name="T48">sicresTipusDocument</text:span> <text:span text:style-name="T37">);</text:span> </text:p>
      <text:p text:style-name="P69"><text:span text:style-name="T37"><text:s text:c="11"/></text:span><text:span text:style-name="T35">return</text:span> <text:span text:style-name="T48">annex</text:span> <text:span text:style-name="T37">;</text:span> </text:p>
      <text:p text:style-name="P78"><text:tab/>}</text:p>
      <text:p text:style-name="P78"/>
      <text:p text:style-name="P69"><text:span text:style-name="T37"><text:tab/> </text:span><text:span text:style-name="T35">private</text:span> <text:span text:style-name="T35">void</text:span> <text:span text:style-name="T37">afegirInteressats(RegistreAnotacio </text:span><text:span text:style-name="T48">anotacio</text:span> <text:span text:style-name="T37">) {</text:span> </text:p>
      <text:p text:style-name="P69"><text:span text:style-name="T37"><text:tab/> <text:tab/>RegistreInteressat </text:span><text:span text:style-name="T48">representant</text:span> <text:span text:style-name="T37">= </text:span><text:span text:style-name="T35">new</text:span> <text:span text:style-name="T37">RegistreInteressat();</text:span> </text:p>
      <text:p text:style-name="P69"><text:span text:style-name="T37"><text:tab/> <text:tab/> </text:span><text:span text:style-name="T48">representant</text:span> <text:span text:style-name="T37">.setAdresa(</text:span> <text:span text:style-name="T22">"Carrer companys"</text:span> <text:span text:style-name="T37">);</text:span> </text:p>
      <text:p text:style-name="P69"><text:span text:style-name="T37"><text:tab/> <text:tab/> </text:span><text:span text:style-name="T48">representant</text:span> <text:span text:style-name="T37">.setCanalPreferent(</text:span> <text:span text:style-name="T22">"02"</text:span> <text:span text:style-name="T37">);</text:span> </text:p>
      <text:p text:style-name="P69"><text:span text:style-name="T37"><text:tab/> <text:tab/> </text:span><text:span text:style-name="T48">representant</text:span> <text:span text:style-name="T37">.setCodiPostal(</text:span> <text:span text:style-name="T22">"07200"</text:span> <text:span text:style-name="T37">);</text:span> </text:p>
      <text:p text:style-name="P69"><text:span text:style-name="T37"><text:tab/> <text:tab/> </text:span><text:span text:style-name="T48">representant</text:span> <text:span text:style-name="T37">.setDocumentNum(</text:span> <text:span text:style-name="T22">"77788899P"</text:span> <text:span text:style-name="T37">);</text:span> </text:p>
      <text:p text:style-name="P69"><text:span text:style-name="T37"><text:tab/> <text:tab/> </text:span><text:span text:style-name="T48">representant</text:span> <text:span text:style-name="T37">.setDocumentTipus(</text:span> <text:span text:style-name="T22">"N"</text:span> <text:span text:style-name="T37">);</text:span> </text:p>
      <text:p text:style-name="P69"><text:span text:style-name="T37"><text:tab/> <text:tab/> </text:span><text:span text:style-name="T48">representant</text:span> <text:span text:style-name="T37">.setEmail(</text:span> <text:span text:style-name="T22">"representant@limit.es"</text:span> <text:span text:style-name="T37">);</text:span> </text:p>
      <text:p text:style-name="P69"><text:span text:style-name="T37"><text:tab/> <text:tab/> </text:span><text:span text:style-name="T48">representant</text:span> <text:span text:style-name="T37">.setEmailHabilitat(</text:span> <text:span text:style-name="T22">"true"</text:span> <text:span text:style-name="T37">);</text:span> </text:p>
      <text:p text:style-name="P69"><text:span text:style-name="T37"><text:tab/> <text:tab/> </text:span><text:span text:style-name="T48">representant</text:span> <text:span text:style-name="T37">.setLlinatge1(</text:span> <text:span text:style-name="T22">"LlinatgeRep1"</text:span> <text:span text:style-name="T37">);</text:span> </text:p>
      <text:p text:style-name="P69"><text:span text:style-name="T37"><text:tab/> <text:tab/> </text:span><text:span text:style-name="T48">representant</text:span> <text:span text:style-name="T37">.setLlinatge2(</text:span> <text:span text:style-name="T22">"LlinatgeRep2"</text:span> <text:span text:style-name="T37">);</text:span> </text:p>
      <text:p text:style-name="P69"><text:soft-page-break/><text:span text:style-name="T37"><text:tab/> <text:tab/> </text:span><text:span text:style-name="T48">representant</text:span> <text:span text:style-name="T37">.setNom(</text:span> <text:span text:style-name="T22">"NomRep"</text:span> <text:span text:style-name="T37">);</text:span> </text:p>
      <text:p text:style-name="P69"><text:span text:style-name="T37"><text:tab/> <text:tab/> </text:span><text:span text:style-name="T48">representant</text:span> <text:span text:style-name="T37">.setObservacions(</text:span> <text:span text:style-name="T35">null</text:span> <text:span text:style-name="T37">);</text:span> </text:p>
      <text:p text:style-name="P75"><text:span text:style-name="T37"><text:tab/> <text:tab/> </text:span><text:span text:style-name="T48">representant</text:span> <text:span text:style-name="T37">.setPais(</text:span> <text:span text:style-name="T22">"E</text:span><text:span text:style-name="T25">spanya</text:span><text:span text:style-name="T22">"</text:span> <text:span text:style-name="T37">);</text:span> </text:p>
      <text:p text:style-name="P75"><text:span text:style-name="T37"><text:tab/> <text:tab/> </text:span><text:span text:style-name="T48">representant</text:span> <text:span text:style-name="T37">.setPais</text:span><text:span text:style-name="T39">Codi</text:span><text:span text:style-name="T37">(</text:span> <text:span text:style-name="T22">"ES"</text:span> <text:span text:style-name="T37">);</text:span> </text:p>
      <text:p text:style-name="P75"><text:span text:style-name="T37"><text:tab/> <text:tab/> </text:span><text:span text:style-name="T48">representant</text:span> <text:span text:style-name="T37">.setProvincia(</text:span> <text:span text:style-name="T22">"Illes Balears"</text:span> <text:span text:style-name="T37">);</text:span> </text:p>
      <text:p text:style-name="P75"><text:span text:style-name="T37"><text:tab/> <text:tab/> </text:span><text:span text:style-name="T48">representant</text:span> <text:span text:style-name="T37">.setProvincia</text:span><text:span text:style-name="T39">Codi</text:span><text:span text:style-name="T37">(</text:span> <text:span text:style-name="T22">"</text:span><text:span text:style-name="T25">022</text:span><text:span text:style-name="T22">"</text:span> <text:span text:style-name="T37">);</text:span> </text:p>
      <text:p text:style-name="P75"><text:span text:style-name="T37"><text:tab/> <text:tab/> </text:span><text:span text:style-name="T48">representant</text:span> <text:span text:style-name="T37">.setMunicipi(</text:span> <text:span text:style-name="T22">"Felanitx"</text:span> <text:span text:style-name="T37">);</text:span> </text:p>
      <text:p text:style-name="P75"><text:span text:style-name="T37"><text:tab/> <text:tab/> </text:span><text:span text:style-name="T48">representant</text:span> <text:span text:style-name="T37">.setMunicipi</text:span><text:span text:style-name="T39">Codi</text:span><text:span text:style-name="T37">(</text:span> <text:span text:style-name="T22">"</text:span><text:span text:style-name="T25">11</text:span><text:span text:style-name="T22">"</text:span> <text:span text:style-name="T37">);</text:span> </text:p>
      <text:p text:style-name="P75"><text:span text:style-name="T37"><text:tab/> <text:tab/> </text:span><text:span text:style-name="T48">representant</text:span> <text:span text:style-name="T37">.setRaoSocial(</text:span> <text:span text:style-name="T35">null</text:span> <text:span text:style-name="T37">);</text:span> </text:p>
      <text:p text:style-name="P69"><text:span text:style-name="T37"><text:tab/> <text:tab/> </text:span><text:span text:style-name="T48">representant</text:span> <text:span text:style-name="T37">.setRepresentant(</text:span> <text:span text:style-name="T35">null</text:span> <text:span text:style-name="T37">);</text:span> </text:p>
      <text:p text:style-name="P69"><text:s text:c="3"/><text:span text:style-name="T37"><text:tab/> <text:tab/> </text:span><text:span text:style-name="T48">representant</text:span> <text:span text:style-name="T37">.setTelefon(</text:span> <text:span text:style-name="T22">"666555444"</text:span> <text:span text:style-name="T37">);</text:span> </text:p>
      <text:p text:style-name="P69"><text:span text:style-name="T37"><text:tab/> <text:tab/> </text:span><text:span text:style-name="T48">representant</text:span> <text:span text:style-name="T37">.setTipus(</text:span> <text:span text:style-name="T22">"2"</text:span> <text:span text:style-name="T37">);</text:span> </text:p>
      <text:p text:style-name="P69"><text:span text:style-name="T37"><text:tab/> <text:tab/>RegistreInteressat </text:span><text:span text:style-name="T48">interessat</text:span> <text:span text:style-name="T37">= </text:span><text:span text:style-name="T35">new</text:span> <text:span text:style-name="T37">RegistreInteressat();</text:span> </text:p>
      <text:p text:style-name="P69"><text:span text:style-name="T37"><text:tab/> <text:tab/> </text:span><text:span text:style-name="T48">interessat</text:span> <text:span text:style-name="T37">.setAdresa(</text:span> <text:span text:style-name="T22">"Carrer del moix 2"</text:span> <text:span text:style-name="T37">);</text:span> </text:p>
      <text:p text:style-name="P69"><text:span text:style-name="T37"><text:tab/> <text:tab/> </text:span><text:span text:style-name="T48">interessat</text:span> <text:span text:style-name="T37">.setCanalPreferent(</text:span> <text:span text:style-name="T22">"02"</text:span> <text:span text:style-name="T37">);</text:span> </text:p>
      <text:p text:style-name="P69"><text:span text:style-name="T37"><text:tab/> <text:tab/> </text:span><text:span text:style-name="T48">interessat</text:span> <text:span text:style-name="T37">.setCodiPostal(</text:span> <text:span text:style-name="T22">"07500"</text:span> <text:span text:style-name="T37">);</text:span> </text:p>
      <text:p text:style-name="P69"><text:span text:style-name="T37"><text:tab/> <text:tab/> </text:span><text:span text:style-name="T48">interessat</text:span> <text:span text:style-name="T37">.setDocumentNum(</text:span> <text:span text:style-name="T22">"12312312P"</text:span> <text:span text:style-name="T37">);</text:span> </text:p>
      <text:p text:style-name="P69"><text:span text:style-name="T37"><text:tab/> <text:tab/> </text:span><text:span text:style-name="T48">interessat</text:span> <text:span text:style-name="T37">.setDocumentTipus(</text:span> <text:span text:style-name="T22">"N"</text:span> <text:span text:style-name="T37">);</text:span> </text:p>
      <text:p text:style-name="P69"><text:span text:style-name="T37"><text:tab/> <text:tab/> </text:span><text:span text:style-name="T48">interessat</text:span> <text:span text:style-name="T37">.setEmail(</text:span> <text:span text:style-name="T22">"interessat@limit.es"</text:span> <text:span text:style-name="T37">);</text:span> </text:p>
      <text:p text:style-name="P69"><text:span text:style-name="T37"><text:tab/> <text:tab/> </text:span><text:span text:style-name="T48">interessat</text:span> <text:span text:style-name="T37">.setEmailHabilitat(</text:span> <text:span text:style-name="T22">"true"</text:span> <text:span text:style-name="T37">);</text:span> </text:p>
      <text:p text:style-name="P69"><text:span text:style-name="T37"><text:tab/> <text:tab/> </text:span><text:span text:style-name="T48">interessat</text:span> <text:span text:style-name="T37">.setLlinatge1(</text:span> <text:span text:style-name="T22">"LlinatgeInt1"</text:span> <text:span text:style-name="T37">);</text:span> </text:p>
      <text:p text:style-name="P69"><text:span text:style-name="T37"><text:tab/> <text:tab/> </text:span><text:span text:style-name="T48">interessat</text:span> <text:span text:style-name="T37">.setLlinatge2(</text:span> <text:span text:style-name="T22">"LlinatgeInt2"</text:span> <text:span text:style-name="T37">);</text:span> </text:p>
      <text:p text:style-name="P69"><text:span text:style-name="T37"><text:tab/> <text:tab/> </text:span><text:span text:style-name="T48">interessat</text:span> <text:span text:style-name="T37">.setNom(</text:span> <text:span text:style-name="T22">"NomInt1"</text:span> <text:span text:style-name="T37">);</text:span> </text:p>
      <text:p text:style-name="P69"><text:span text:style-name="T37"><text:tab/> <text:tab/> </text:span><text:span text:style-name="T48">interessat</text:span> <text:span text:style-name="T37">.setObservacions(</text:span> <text:span text:style-name="T35">null</text:span> <text:span text:style-name="T37">);</text:span> </text:p>
      <text:p text:style-name="P75"><text:span text:style-name="T37"><text:tab/> <text:tab/> </text:span><text:span text:style-name="T48">interessat</text:span> <text:span text:style-name="T37">.setPais(</text:span> <text:span text:style-name="T22">"E</text:span><text:span text:style-name="T25">spanya</text:span><text:span text:style-name="T22">"</text:span> <text:span text:style-name="T37">);</text:span> </text:p>
      <text:p text:style-name="P75"><text:span text:style-name="T37"><text:tab/> <text:tab/> </text:span><text:span text:style-name="T48">interessat</text:span> <text:span text:style-name="T37">.setPais</text:span><text:span text:style-name="T39">Codi</text:span><text:span text:style-name="T37">(</text:span> <text:span text:style-name="T22">"ES"</text:span> <text:span text:style-name="T37">);</text:span> </text:p>
      <text:p text:style-name="P75"><text:span text:style-name="T37"><text:tab/> <text:tab/> </text:span><text:span text:style-name="T48">interessat</text:span> <text:span text:style-name="T37">.setProvincia(</text:span> <text:span text:style-name="T22">"Illes Balears"</text:span> <text:span text:style-name="T37">);</text:span> </text:p>
      <text:p text:style-name="P75"><text:span text:style-name="T37"><text:tab/> <text:tab/> </text:span><text:span text:style-name="T48">interessat</text:span> <text:span text:style-name="T37">.setProvincia</text:span><text:span text:style-name="T39">Codi</text:span><text:span text:style-name="T37">(</text:span> <text:span text:style-name="T22">"</text:span><text:span text:style-name="T25">11</text:span><text:span text:style-name="T22">"</text:span> <text:span text:style-name="T37">);</text:span> </text:p>
      <text:p text:style-name="P75"><text:span text:style-name="T37"><text:tab/> <text:tab/> </text:span><text:span text:style-name="T48">interessat</text:span> <text:span text:style-name="T37">.setMunicipi(</text:span> <text:span text:style-name="T22">"Manacor"</text:span> <text:span text:style-name="T37">);</text:span> </text:p>
      <text:p text:style-name="P75"><text:span text:style-name="T37"><text:tab/> <text:tab/> </text:span><text:span text:style-name="T48">interessat</text:span> <text:span text:style-name="T37">.setMunicipi</text:span><text:span text:style-name="T39">Codi</text:span><text:span text:style-name="T37">(</text:span> <text:span text:style-name="T22">"</text:span><text:span text:style-name="T25">033</text:span><text:span text:style-name="T22">"</text:span> <text:span text:style-name="T37">);</text:span> </text:p>
      <text:p text:style-name="P75"><text:span text:style-name="T37"><text:tab/> <text:tab/> </text:span><text:span text:style-name="T48">interessat</text:span> <text:span text:style-name="T37">.setRaoSocial(</text:span> <text:span text:style-name="T35">null</text:span> <text:span text:style-name="T37">);</text:span> </text:p>
      <text:p text:style-name="P69"><text:span text:style-name="T37"><text:tab/> <text:tab/> </text:span><text:span text:style-name="T48">interessat</text:span> <text:span text:style-name="T37">.setRepresentant(</text:span> <text:span text:style-name="T48">representant</text:span> <text:span text:style-name="T37">);</text:span> </text:p>
      <text:p text:style-name="P69"><text:span text:style-name="T37"><text:tab/> <text:tab/> </text:span><text:span text:style-name="T48">interessat</text:span> <text:span text:style-name="T37">.setTelefon(</text:span> <text:span text:style-name="T22">"999888777"</text:span> <text:span text:style-name="T37">);</text:span> </text:p>
      <text:p text:style-name="P69"><text:span text:style-name="T37"><text:tab/> <text:tab/> </text:span><text:span text:style-name="T48">interessat</text:span> <text:span text:style-name="T37">.setTipus(</text:span> <text:span text:style-name="T22">"2"</text:span> <text:span text:style-name="T37">);</text:span> </text:p>
      <text:p text:style-name="P69"><text:span text:style-name="T37"><text:tab/> <text:tab/> </text:span><text:span text:style-name="T48">anotacio</text:span> <text:span text:style-name="T37">.getInteressats().add(</text:span> <text:span text:style-name="T48">interessat</text:span> <text:span text:style-name="T37">);</text:span> </text:p>
      <text:p text:style-name="P78"><text:tab/>}</text:p>
      <text:p text:style-name="P77"/>
      <text:p text:style-name="P69"><text:span text:style-name="T37"><text:tab/> </text:span><text:span text:style-name="T35">private</text:span> <text:span text:style-name="T37">BustiaV1 getBustiaServicePort() </text:span><text:span text:style-name="T35">throws</text:span> <text:span text:style-name="T37">IOException {</text:span> </text:p>
      <text:p text:style-name="P69"><text:span text:style-name="T37"><text:tab/> <text:tab/>Properties </text:span><text:span text:style-name="T48">testProperties</text:span> <text:span text:style-name="T37">= getTestProperties();</text:span> </text:p>
      <text:p text:style-name="P69"><text:span text:style-name="T37"><text:tab/> <text:tab/> </text:span><text:span text:style-name="T35">return</text:span> <text:span text:style-name="T37">BustiaV1WsClientFactory.</text:span> <text:span text:style-name="T40">getWsClient</text:span> <text:span text:style-name="T37">(</text:span> </text:p>
      <text:p text:style-name="P69"><text:span text:style-name="T37"><text:tab/> <text:tab/> <text:tab/> <text:tab/> </text:span><text:span text:style-name="T48">testProperties</text:span> <text:span text:style-name="T37">.getProperty(</text:span> <text:span text:style-name="T22">"bustia.test.service.url"</text:span> <text:span text:style-name="T37">),</text:span> </text:p>
      <text:p text:style-name="P69"><text:span text:style-name="T37"><text:tab/> <text:tab/> <text:tab/> <text:tab/> </text:span><text:span text:style-name="T48">testProperties</text:span> <text:span text:style-name="T37">.getProperty(</text:span> <text:span text:style-name="T22">"bustia.test.service.username"</text:span> <text:span text:style-name="T37">),</text:span> </text:p>
      <text:p text:style-name="P69"><text:span text:style-name="T37"><text:tab/> <text:tab/> <text:tab/> <text:tab/> </text:span><text:span text:style-name="T48">testProperties</text:span> <text:span text:style-name="T37">.getProperty(</text:span> <text:span text:style-name="T22">"bustia.test.service.password"</text:span> <text:span text:style-name="T37">));</text:span> </text:p>
      <text:p text:style-name="P78"><text:tab/>}</text:p>
      <text:p text:style-name="P77"><text:soft-page-break/></text:p>
      <text:p text:style-name="P69"><text:span text:style-name="T37"><text:tab/> </text:span><text:span text:style-name="T35">private</text:span> <text:span text:style-name="T37">InputStream getContingutAnnexSenseFirma() {</text:span> </text:p>
      <text:p text:style-name="P69"><text:span text:style-name="T37"><text:tab/> <text:tab/>InputStream </text:span><text:span text:style-name="T48">is</text:span> <text:span text:style-name="T37">= getClass().getResourceAsStream(</text:span> </text:p>
      <text:p text:style-name="P69"><text:span text:style-name="T37"><text:s text:c="11"/><text:tab/> <text:tab/> </text:span><text:span text:style-name="T22">"/annex_sense_firma.pdf"</text:span> <text:span text:style-name="T37">);</text:span> </text:p>
      <text:p text:style-name="P69"><text:span text:style-name="T37"><text:tab/> <text:tab/> </text:span><text:span text:style-name="T35">return</text:span> <text:span text:style-name="T48">is</text:span> <text:span text:style-name="T37">;</text:span> </text:p>
      <text:p text:style-name="P78"><text:s text:c="3"/><text:tab/>}</text:p>
      <text:p text:style-name="P69"><text:span text:style-name="T37"><text:tab/> </text:span><text:span text:style-name="T35">private</text:span> <text:span text:style-name="T37">InputStream getContingutJustificant() {</text:span> </text:p>
      <text:p text:style-name="P69"><text:span text:style-name="T37"><text:tab/> <text:tab/>InputStream </text:span><text:span text:style-name="T48">is</text:span> <text:span text:style-name="T37">= getClass().getResourceAsStream(</text:span> </text:p>
      <text:p text:style-name="P69"><text:span text:style-name="T37"><text:s text:c="11"/><text:tab/> <text:tab/> </text:span><text:span text:style-name="T22">"/justificant.pdf"</text:span> <text:span text:style-name="T37">);</text:span> </text:p>
      <text:p text:style-name="P69"><text:span text:style-name="T37"><text:tab/> <text:tab/> </text:span><text:span text:style-name="T35">return</text:span> <text:span text:style-name="T48">is</text:span> <text:span text:style-name="T37">;</text:span> </text:p>
      <text:p text:style-name="P78"><text:tab/>}</text:p>
      <text:p text:style-name="P69"><text:span text:style-name="T37"><text:tab/> </text:span><text:span text:style-name="T35">private</text:span> <text:span text:style-name="T37">Properties getTestProperties() </text:span><text:span text:style-name="T35">throws</text:span> <text:span text:style-name="T37">IOException {</text:span> </text:p>
      <text:p text:style-name="P69"><text:span text:style-name="T37"><text:tab/> <text:tab/>Properties </text:span><text:span text:style-name="T48">props</text:span> <text:span text:style-name="T37">= </text:span><text:span text:style-name="T35">new</text:span> <text:span text:style-name="T37">Properties();</text:span> </text:p>
      <text:p text:style-name="P69"><text:s text:c="3"/><text:span text:style-name="T37"><text:tab/> <text:tab/>InputStream </text:span><text:span text:style-name="T48">is</text:span> <text:span text:style-name="T37">= getClass().getResourceAsStream(</text:span> </text:p>
      <text:p text:style-name="P69"><text:span text:style-name="T37"><text:s text:c="11"/><text:tab/> <text:tab/> </text:span><text:span text:style-name="T22">"/bustia_test.properties"</text:span> <text:span text:style-name="T37">);</text:span> </text:p>
      <text:p text:style-name="P69"><text:span text:style-name="T37"><text:tab/> <text:tab/> </text:span><text:span text:style-name="T48">props</text:span> <text:span text:style-name="T37">.load(</text:span> <text:span text:style-name="T48">is</text:span> <text:span text:style-name="T37">);</text:span> </text:p>
      <text:p text:style-name="P69"><text:span text:style-name="T37"><text:tab/> <text:tab/> </text:span><text:span text:style-name="T35">return</text:span> <text:span text:style-name="T48">props</text:span> <text:span text:style-name="T37">;</text:span> </text:p>
      <text:p text:style-name="P78"><text:tab/>}</text:p>
      <text:p text:style-name="P77"/>
      <text:p text:style-name="P129">}</text:p>
      <text:p text:style-name="P107"/>
      <text:p text:style-name="P109">Aquesta classe llegeix la configuració per a la connexió amb el servei del fitxer bustia_test.properties. El contingut d’aquest fitxer és el següent:</text:p>
      <text:p text:style-name="P128"><text:span text:style-name="T37">bustia.test.service.url=</text:span> <text:span text:style-name="T22">http://localhost:8080/distribucio/ws/v1/bustia</text:span> </text:p>
      <text:p text:style-name="P69"><text:span text:style-name="T37">bustia.test.service.username=</text:span> <text:span text:style-name="T23">usuari</text:span> </text:p>
      <text:p text:style-name="P128"><text:span text:style-name="T37">bustia.test.service.password=</text:span> <text:span text:style-name="T23">contrasenya</text:span> </text:p>
      <text:p text:style-name="Text_20_body"/>
      <text:list xml:id="list95918034761141" text:continue-numbering="true" text:style-name="Outline">
        <text:list-item>
          <text:h text:style-name="P146" text:outline-level="1"><text:bookmark-start text:name="__RefHeading___Toc160470_1680181998"/><text:bookmark-start text:name="__RefNumPara__81017_1680181998"/><text:span text:style-name="T70">Backoffices de DISTRIBUCIO</text:span> <text:bookmark-end text:name="__RefHeading___Toc160470_1680181998"/><text:bookmark-end text:name="__RefNumPara__81017_1680181998"/></text:h>
          <text:list>
            <text:list-item>
              <text:h text:style-name="P152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3">Mitjançant regles és possible distribuir automàticament anotacions de registre que arriben a DISTRIBUCIÓ cap a aplicacions de backoffice de DISTRIBUCIO.</text:p>
      <text:p text:style-name="P113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3"/>
      <text:list xml:id="list95916485145031" text:continue-numbering="true" text:style-name="Outline">
        <text:list-item>
          <text:list>
            <text:list-item>
              <text:list>
                <text:list-item>
                  <text:h text:style-name="P159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4">Els backoffices de DISTRIBUCIO hauran d’implementar un servei que permeti avisar de l’arribada d’anotacions de registre pendents de processar. La interfície d’aquest servei serà la següent:</text:p>
      <text:p text:style-name="P115"><draw:frame draw:style-name="fr3" draw:name="Imatge4" text:anchor-type="as-char" svg:width="17cm" svg:height="2.288cm" draw:z-index="39"><draw:image xlink:href="Pictures/10000201000002A40000005BFDEEF1D8C36B10AB.png" xlink:type="simple" xlink:show="embed" xlink:actuate="onLoad"/></draw:frame> <text:s text:c="4"/></text:p>
      <text:p text:style-name="P119">A l' <text:bookmark-ref text:reference-format="text" text:ref-name="__RefHeading___Toc117515_1680181998">   Annex II: WSDL del backoffice </text:bookmark-ref> <text:s text:c="2"/>es descriu el WSDL necessari per a la seva implementació.</text:p>
      <text:p text:style-name="P114"/>
      <text:list xml:id="list95917256167921" text:continue-numbering="true" text:style-name="Outline">
        <text:list-item>
          <text:list>
            <text:list-item>
              <text:list>
                <text:list-item>
                  <text:h text:style-name="P160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18">L’aplicació DISTRIBUCIO implementa un servei que permet als backoffices obtenir informació d’una anotació de registre i canviar el seu estat. La interfície d’aquest servei <text:span text:style-name="T75">és</text:span> la següent:</text:p>
      <text:p text:style-name="P116"><draw:frame draw:style-name="fr1" draw:name="Imagen1" text:anchor-type="as-char" svg:width="12.197cm" svg:height="6.112cm" draw:z-index="40"><draw:image xlink:href="Pictures/10000201000001CD000000E7977811E72F08B150.png" xlink:type="simple" xlink:show="embed" xlink:actuate="onLoad"/></draw:frame></text:p>
      <text:p text:style-name="P120">En el punt <text:bookmark-ref text:reference-format="number-no-superior" text:ref-name="__RefHeading___Toc160398_1680181998">3.3</text:bookmark-ref> es detalla el model de dades per a la serva invocació i a l' <text:bookmark-ref text:reference-format="text" text:ref-name="__RefHeading___Toc160400_1680181998">Annex III: WSDL del servei d'integració </text:bookmark-ref> s'hi troba el contingut del WSDL per a la implementació del client del WS.</text:p>
      <text:p text:style-name="P121"><text:soft-page-break/></text:p>
      <text:list xml:id="list95917172856434" text:continue-numbering="true" text:style-name="Outline">
        <text:list-item>
          <text:list>
            <text:list-item>
              <text:h text:style-name="P154" text:outline-level="2"><text:bookmark-start text:name="__RefHeading___Toc16770_23139265381"/>Diagrama de funcionamen<text:span text:style-name="T71">t</text:span> <text:bookmark-end text:name="__RefHeading___Toc16770_23139265381"/></text:h>
            </text:list-item>
          </text:list>
        </text:list-item>
      </text:list>
      <text:p text:style-name="P122">El <text:span text:style-name="T76">detall</text:span> de la comunicació <text:span text:style-name="T76">entre</text:span> l’aplicació DISTRIBUCIO <text:span text:style-name="T76">e el backoffice es pot veure en el següent diagrama.</text:span></text:p>
      <text:p text:style-name="P123"><draw:custom-shape text:anchor-type="paragraph" draw:z-index="42" draw:name="Forma2" draw:style-name="gr4" draw:text-style-name="P163" svg:width="0.556cm" svg:height="0.454cm" svg:x="8.474cm" svg:y="2.879cm"><text:p text:style-name="P162"><text:span text:style-name="T82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3" svg:width="0.556cm" svg:height="0.454cm" svg:x="7.601cm" svg:y="3.487cm"><text:p text:style-name="P162"><text:span text:style-name="T82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3" svg:width="0.556cm" svg:height="0.454cm" svg:x="1.251cm" svg:y="1.873cm"><text:p text:style-name="P162"><text:span text:style-name="T82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63" svg:width="0.556cm" svg:height="0.454cm" svg:x="7.442cm" svg:y="5.048cm"><text:p text:style-name="P162"><text:span text:style-name="T82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3" svg:width="0.556cm" svg:height="0.454cm" svg:x="7.468cm" svg:y="7.165cm"><text:p text:style-name="P162"><text:span text:style-name="T82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8"><draw:image xlink:href="Pictures/100002010000025900000169DB7C862E4AAEEC15.png" xlink:type="simple" xlink:show="embed" xlink:actuate="onLoad"/></draw:frame></text:p>
      <text:list xml:id="list1322437117498276398" text:style-name="L2">
        <text:list-item>
          <text:p text:style-name="P138">L’aplicació de distribució comunica al backoffice <text:span text:style-name="T78">l'existència</text:span> d’anotacions de registre pendents de processar mitjançant el mètode comunicarAnotacionsPendents del servei DistribucioBackoffice.</text:p>
        </text:list-item>
        <text:list-item>
          <text:p text:style-name="P139">El backoffice <text:span text:style-name="T78">ha de </text:span>guardar en una coa la llista d’anotacions a processar i finalitzar la comunicació.</text:p>
        </text:list-item>
        <text:list-item>
          <text:p text:style-name="P141">El backoffice <text:span text:style-name="T78">ha de processar les anotacions pendents que se li han comunicat.</text:span></text:p>
        </text:list-item>
      </text:list>
      <text:p text:style-name="P124">A mesura que el backoffice vagi processant les anotacions de registre, es requer<text:span text:style-name="T78">eix</text:span> la següent comunicació amb l’aplicació de DISTRIBUCIO:</text:p>
      <text:list xml:id="list95917919249207" text:continue-numbering="true" text:style-name="L2">
        <text:list-item>
          <text:p text:style-name="P139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39">Una vegada processada l’anotació, el backoffice haurà de comunicar a l’aplicació de DISTRIBUCIO l’estat d’aquest processament mitjançant el mètode canviEstat<text:span text:style-name="T77"> del servei DistribucioBackoffice.</text:span> Els possibles estats son:</text:p>
        </text:list-item>
      </text:list>
      <text:list xml:id="list7452612629500133210" text:style-name="L3">
        <text:list-item>
          <text:list>
            <text:list-item>
              <text:p text:style-name="P140">PENDENT</text:p>
            </text:list-item>
            <text:list-item>
              <text:p text:style-name="P140">PROCESSADA</text:p>
            </text:list-item>
            <text:list-item>
              <text:p text:style-name="P140"><text:soft-page-break/>ERROR</text:p>
            </text:list-item>
          </text:list>
        </text:list-item>
      </text:list>
      <text:p text:style-name="P124">Si el backoffice ha processat correctament l’anotació de registre l’estat indicat haurà de ser «PROCESSADA». En canvi, si l’anotació ha produït algun tipus d’error de processament, l’estat indicat haurà de ser «ERROR».</text:p>
      <text:list xml:id="list95916894232046" text:continue-list="list95917172856434" text:style-name="Outline">
        <text:list-item>
          <text:list>
            <text:list-item>
              <text:h text:style-name="P153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2">A continuació es mostra el diagrama de classes amb els detalls de l’objecte AnotacioRegistreEntrada:</text:p>
      <text:p text:style-name="P117"><draw:frame draw:style-name="fr3" draw:name="Imagen2" text:anchor-type="as-char" svg:width="17cm" svg:height="8.916cm" draw:z-index="41"><draw:image xlink:href="Pictures/10000201000004D90000028B87F7C6EEA3307892.png" xlink:type="simple" xlink:show="embed" xlink:actuate="onLoad"/></draw:frame></text:p>
      <text:p text:style-name="P112"/>
      <text:list xml:id="list95916877939354" text:continue-numbering="true" text:style-name="Outline">
        <text:list-header>
          <text:h text:style-name="P147" text:outline-level="1" text:is-list-header="true"><text:bookmark-start text:name="__RefHeading___Toc160478_1680181998"/>Annex I: WSDL del servei d’<text:span text:style-name="T65">enviament a bústies</text:span> <text:bookmark-end text:name="__RefHeading___Toc160478_1680181998"/></text:h>
        </text:list-header>
      </text:list>
      <text:p text:style-name="P79"/>
      <text:p text:style-name="P69"><text:span text:style-name="T20">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viarAnotacioRegistreEntradaResponse"</text:span> </text:p>
      <text:p text:style-name="P69"><text:span text:style-name="T15"><text:tab/> <text:tab/> <text:tab/> <text:tab/> </text:span><text:span text:style-name="T17">type</text:span> <text:span text:style-name="T20">=</text:span> <text:span text:style-name="T26">"tns:enviarAnotacioRegistreEntradaResponse"</text:span> <text:span text:style-name="T5">/&gt;</text:span> </text:p>
      <text:p text:style-name="P69"><text:span text:style-name="T20">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viarDocument"</text:span> </text:p>
      <text:p text:style-name="P69"><text:span text:style-name="T15"><text:tab/> <text:tab/> <text:tab/> <text:tab/> </text:span><text:span text:style-name="T17">type</text:span> <text:span text:style-name="T20">=</text:span> <text:span text:style-name="T26">"tns:enviarDocument"</text:span> <text:span text:style-name="T5">/&gt;</text:span> </text:p>
      <text:p text:style-name="P69"><text:span text:style-name="T20">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viarDocumentResponse"</text:span> </text:p>
      <text:p text:style-name="P69"><text:span text:style-name="T15"><text:tab/> <text:tab/> <text:tab/> <text:tab/> </text:span><text:span text:style-name="T17">type</text:span> <text:span text:style-name="T20">=</text:span> <text:span text:style-name="T26">"tns:enviarDocumentResponse"</text:span> <text:span text:style-name="T5">/&gt;</text:span> </text:p>
      <text:p text:style-name="P69"><text:span text:style-name="T20">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viarExpedient"</text:span> </text:p>
      <text:p text:style-name="P69"><text:span text:style-name="T15"><text:tab/> <text:tab/> <text:tab/> <text:tab/> </text:span><text:span text:style-name="T17">type</text:span> <text:span text:style-name="T20">=</text:span> <text:span text:style-name="T26">"tns:enviarExpedient"</text:span> <text:span text:style-name="T5">/&gt;</text:span> </text:p>
      <text:p text:style-name="P69"><text:span text:style-name="T20">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viarExpedientResponse"</text:span> </text:p>
      <text:p text:style-name="P69"><text:span text:style-name="T15"><text:tab/> <text:tab/> <text:tab/> <text:tab/> </text:span><text:span text:style-name="T17">type</text:span> <text:span text:style-name="T20">=</text:span> <text:span text:style-name="T26">"tns:enviarExpedientResponse"</text:span> <text:span text:style-name="T5">/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titat"</text:span> <text:span text:style-name="T17">type</text:span> <text:span text:style-name="T20">=</text:span> <text:span text:style-name="T26">"xs:string"</text:span> <text:span text:style-name="T5">/&gt;</text:span> </text:p>
      <text:p text:style-name="P69"><text:soft-page-break/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unitatAdministrativa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referenciaDocument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enviarDocument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/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enviarExpedient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titat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unitatAdministrativa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referenciaExpedient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enviarExpedient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/&gt;</text:span> </text:p>
      <text:p text:style-name="P69"><text:s text:c="3"/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enviarAnotacioRegistreEntrada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entitat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unitatAdministrativa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registreEntrada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tns:registreAnotacio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registreAnotacio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axOccurs</text:span> <text:span text:style-name="T20">=</text:span> <text:span text:style-name="T26">"unbounded"</text:span> <text:span text:style-name="T17">minOccurs</text:span> <text:span text:style-name="T20">=</text:span> <text:span text:style-name="T26">"0"</text:span> </text:p>
      <text:p text:style-name="P69"><text:span text:style-name="T15"><text:tab/> <text:tab/> <text:tab/> <text:tab/> <text:tab/> <text:tab/> </text:span><text:span text:style-name="T17">name</text:span> <text:span text:style-name="T20">=</text:span> <text:span text:style-name="T26">"annexos"</text:span> <text:span text:style-name="T17">nillable</text:span> <text:span text:style-name="T20">=</text:span> <text:span text:style-name="T26">"true"</text:span> <text:span text:style-name="T17">type</text:span> <text:span text:style-name="T20">=</text:span> <text:span text:style-name="T26">"tns:registreAnnex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plicacio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plicacioVersio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3"><text:span text:style-name="T5"><text:tab/><text:tab/><text:tab/><text:tab/><text:tab/>&lt;</text:span><text:span text:style-name="T11">xs:element</text:span><text:span text:style-name="T15"> </text:span><text:span text:style-name="T17">minOccurs</text:span><text:span text:style-name="T20">=</text:span><text:span text:style-name="T26">"0"</text:span><text:span text:style-name="T15"> </text:span><text:span text:style-name="T17">name</text:span><text:span text:style-name="T20">=</text:span><text:span text:style-name="T26">"</text:span><text:span text:style-name="T27">procediment</text:span><text:span text:style-name="T26">Codi"</text:span></text:p>
      <text:p text:style-name="P73"><text:span text:style-name="T5"><text:tab/><text:tab/><text:tab/><text:tab/><text:tab/><text:tab/></text:span><text:span text:style-name="T17">type</text:span><text:span text:style-name="T20">=</text:span><text:span text:style-name="T26">"xs:string"</text:span><text:span text:style-name="T5"> /&gt;</text:span></text:p>
      <text:p text:style-name="P73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ssumpte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ssumpteDescripcio"</text:span> </text:p>
      <text:p text:style-name="P69"><text:soft-page-break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ssumpteTipus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ssumpteTipusDescrip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data"</text:span> <text:span text:style-name="T17">type</text:span> <text:span text:style-name="T20">=</text:span> <text:span text:style-name="T26">"xs:dateTime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dataOrigen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dateTime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documentacioFisica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/text:p>
      <text:p text:style-name="P69"><text:span text:style-name="T15"><text:tab/> <text:tab/> <text:tab/> <text:tab/> <text:tab/> <text:tab/> </text:span><text:span text:style-name="T17">name</text:span> <text:span text:style-name="T20">=</text:span> <text:span text:style-name="T26">"documentacioFisicaDescripcio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titat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titatDescripcio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xpedientNumer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xposa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xtracte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identificador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idioma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idiomaDescrip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axOccurs</text:span> <text:span text:style-name="T20">=</text:span> <text:span text:style-name="T26">"unbounded"</text:span> <text:span text:style-name="T17">minOccurs</text:span> <text:span text:style-name="T20">=</text:span> <text:span text:style-name="T26">"0"</text:span> </text:p>
      <text:p text:style-name="P69"><text:span text:style-name="T15"><text:tab/> <text:tab/> <text:tab/> <text:tab/> <text:tab/> <text:tab/> </text:span><text:span text:style-name="T17">name</text:span> <text:span text:style-name="T20">=</text:span> <text:span text:style-name="T26">"interessats"</text:span> <text:span text:style-name="T17">nillable</text:span> <text:span text:style-name="T20">=</text:span> <text:span text:style-name="T26">"true"</text:span> <text:span text:style-name="T17">type</text:span> <text:span text:style-name="T20">=</text:span> <text:span text:style-name="T26">"tns:registreInteressat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justifican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tns:registreAnnex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llibre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llibreDescripcio"</text:span> </text:p>
      <text:p text:style-name="P69"><text:soft-page-break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numero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numeroOrigen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bservacions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ficina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ficinaDescrip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 text:c="3"/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ficinaOrigen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ficinaOrigenDescrip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referencia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solicita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ransportNumer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ransportTipus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/text:p>
      <text:p text:style-name="P69"><text:span text:style-name="T15"><text:tab/> <text:tab/> <text:tab/> <text:tab/> <text:tab/> <text:tab/> </text:span><text:span text:style-name="T17">name</text:span> <text:span text:style-name="T20">=</text:span> <text:span text:style-name="T26">"transportTipusDescripcio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usuariCodi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usuariContacte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usuariNom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registreAnnex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iDataCaptura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dateTime"</text:span> <text:span text:style-name="T5">/&gt;</text:span> </text:p>
      <text:p text:style-name="P69"><text:soft-page-break/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iEstatElabora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iOrigen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niTipusDocumental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axOccurs</text:span> <text:span text:style-name="T20">=</text:span> <text:span text:style-name="T26">"unbounded"</text:span> <text:span text:style-name="T17">minOccurs</text:span> <text:span text:style-name="T20">=</text:span> <text:span text:style-name="T26">"0"</text:span> </text:p>
      <text:p text:style-name="P69"><text:span text:style-name="T15"><text:tab/> <text:tab/> <text:tab/> <text:tab/> <text:tab/> <text:tab/> </text:span><text:span text:style-name="T17">name</text:span> <text:span text:style-name="T20">=</text:span> <text:span text:style-name="T26">"firmes"</text:span> <text:span text:style-name="T17">nillable</text:span> <text:span text:style-name="T20">=</text:span> <text:span text:style-name="T26">"true"</text:span> <text:span text:style-name="T17">type</text:span> <text:span text:style-name="T20">=</text:span> <text:span text:style-name="T26">"tns:firma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fitxerArxiuUuid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fitxerContingu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base64Binary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fitxerNom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name</text:span> <text:span text:style-name="T20">=</text:span> <text:span text:style-name="T26">"fitxerTamany"</text:span> <text:span text:style-name="T17">type</text:span> <text:span text:style-name="T20">=</text:span> <text:span text:style-name="T26">"xs:int"</text:span> <text:span text:style-name="T5">/&gt;</text:span> </text:p>
      <text:p text:style-name="P69"><text:s text:c="3"/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fitxerTipusMime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id"</text:span> <text:span text:style-name="T17">type</text:span> <text:span text:style-name="T20">=</text:span> <text:span text:style-name="T26">"xs:lo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localitza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bservacions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sicresTipusDocumen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imestamp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itol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validacioOCSP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firma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contingu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base64Binary"</text:span> <text:span text:style-name="T5">/&gt;</text:span> </text:p>
      <text:p text:style-name="P69"><text:soft-page-break/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csv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csvRegulacio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fitxerNom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perfil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ipus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ipusMime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text:span text:style-name="T17">name</text:span> <text:span text:style-name="T20">=</text:span> <text:span text:style-name="T26">"registreInteressat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adresa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canalPreferen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codiPostal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documentNum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documentTipus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mail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emailHabilita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llinatge1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llinatge2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4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municipi"</text:span> </text:p>
      <text:p text:style-name="P74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4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municipi</text:span><text:span text:style-name="T28">Codi</text:span><text:span text:style-name="T26">"</text:span> </text:p>
      <text:p text:style-name="P74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4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nom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observacions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6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pais"</text:span> <text:span text:style-name="T17">type</text:span> <text:span text:style-name="T20">=</text:span> <text:span text:style-name="T26">"xs:string"</text:span> <text:span text:style-name="T5">/&gt;</text:span> </text:p>
      <text:p text:style-name="P76"><text:soft-page-break/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pais</text:span><text:span text:style-name="T29">Codi</text:span><text:span text:style-name="T26">"</text:span> <text:span text:style-name="T17">type</text:span> <text:span text:style-name="T20">=</text:span> <text:span text:style-name="T26">"xs:string"</text:span> <text:span text:style-name="T5">/&gt;</text:span> </text:p>
      <text:p text:style-name="P76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provincia"</text:span> </text:p>
      <text:p text:style-name="P74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4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provincia</text:span><text:span text:style-name="T28">Codi</text:span><text:span text:style-name="T26">"</text:span> </text:p>
      <text:p text:style-name="P74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74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raoSocial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representant"</text:span> </text:p>
      <text:p text:style-name="P69"><text:span text:style-name="T15"><text:tab/> <text:tab/> <text:tab/> <text:tab/> <text:tab/> <text:tab/> </text:span><text:span text:style-name="T17">type</text:span> <text:span text:style-name="T20">=</text:span> <text:span text:style-name="T26">"tns:registreInteressat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elefon"</text:span> </text:p>
      <text:p text:style-name="P69"><text:s text:c="3"/><text:span text:style-name="T15"><text:tab/> <text:tab/> <text:tab/> <text:tab/> <text:tab/> <text:tab/> </text:span>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text:tab/> </text:span><text:span text:style-name="T5">&lt;</text:span> <text:span text:style-name="T11">xs:element</text:span> <text:span text:style-name="T17">minOccurs</text:span> <text:span text:style-name="T20">=</text:span> <text:span text:style-name="T26">"0"</text:span> <text:span text:style-name="T17">name</text:span> <text:span text:style-name="T20">=</text:span> <text:span text:style-name="T26">"tipus"</text:span> <text:span text:style-name="T17">type</text:span> <text:span text:style-name="T20">=</text:span> <text:span text:style-name="T26">"xs:string"</text:span> <text:span text:style-name="T5">/&gt;</text:span> </text:p>
      <text:p text:style-name="P69"><text:span text:style-name="T20"><text:tab/> <text:tab/> <text:tab/> <text:tab/> </text:span><text:span text:style-name="T5">&lt;/</text:span> <text:span text:style-name="T11">xs:sequence</text:span> <text:span text:style-name="T5">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text:tab/> </text:span><text:span text:style-name="T5">&lt;</text:span> <text:span text:style-name="T11">xs:complexType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AnotacioRegistreEntrada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xs:sequence</text:span> <text:span text:style-name="T5">/&gt;</text:span> </text:p>
      <text:p text:style-name="P69"><text:span text:style-name="T20"><text:tab/> <text:tab/> <text:tab/> </text:span><text:span text:style-name="T5">&lt;/</text:span> <text:span text:style-name="T11">xs:complexType</text:span> <text:span text:style-name="T5">&gt;</text:span> </text:p>
      <text:p text:style-name="P69"><text:span text:style-name="T20"><text:tab/> <text:tab/> </text:span><text:span text:style-name="T5">&lt;/</text:span> <text:span text:style-name="T11">xs:schema</text:span> <text:span text:style-name="T5">&gt;</text:span> </text:p>
      <text:p text:style-name="P69"><text:span text:style-name="T20"><text:tab/> </text:span><text:span text:style-name="T5">&lt;/</text:span> <text:span text:style-name="T11">wsdl:types</text:span> <text:span text:style-name="T5">&gt;</text:span> </text:p>
      <text:p text:style-name="P69"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text:span text:style-name="T17">element</text:span> <text:span text:style-name="T20">=</text:span> <text:span text:style-name="T26">"tns:enviarDocument"</text:span> 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AnotacioRegistreEntrada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text:span text:style-name="T17">element</text:span> <text:span text:style-name="T20">=</text:span> <text:span text:style-name="T26">"tns:enviarAnotacioRegistreEntrada"</text:span> </text:p>
      <text:p text:style-name="P69"><text:s text:c="3"/><text:span text:style-name="T15"><text:tab/> <text:tab/> <text:tab/> </text:span>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ExpedientResponse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text:span text:style-name="T17">element</text:span> <text:span text:style-name="T20">=</text:span> <text:span text:style-name="T26">"tns:enviarExpedientResponse"</text:span> </text:p>
      <text:p text:style-name="P69"><text:span text:style-name="T15"><text:tab/> <text:tab/> <text:tab/> </text:span>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Expedient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text:span text:style-name="T17">element</text:span> <text:span text:style-name="T20">=</text:span> <text:span text:style-name="T26">"tns:enviarExpedient"</text:span> 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AnotacioRegistreEntradaResponse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/text:p>
      <text:p text:style-name="P69"><text:span text:style-name="T15"><text:tab/> <text:tab/> <text:tab/> </text:span><text:span text:style-name="T17">element</text:span> <text:span text:style-name="T20">=</text:span> <text:span text:style-name="T26">"tns:enviarAnotacioRegistreEntradaResponse"</text:span> 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oft-page-break/><text:span text:style-name="T20"><text:tab/> </text:span><text:span text:style-name="T5">&lt;</text:span> <text:span text:style-name="T11">wsdl:message</text:span> <text:span text:style-name="T17">name</text:span> <text:span text:style-name="T20">=</text:span> <text:span text:style-name="T26">"enviarDocumentResponse"</text:span> <text:span text:style-name="T5">&gt;</text:span> </text:p>
      <text:p text:style-name="P69"><text:span text:style-name="T20"><text:tab/> <text:tab/> </text:span><text:span text:style-name="T5">&lt;</text:span> <text:span text:style-name="T11">wsdl:part</text:span> <text:span text:style-name="T17">element</text:span> <text:span text:style-name="T20">=</text:span> <text:span text:style-name="T26">"tns:enviarDocumentResponse"</text:span> </text:p>
      <text:p text:style-name="P69"><text:span text:style-name="T15"><text:tab/> <text:tab/> <text:tab/> </text:span><text:span text:style-name="T17">name</text:span> <text:span text:style-name="T20">=</text:span> <text:span text:style-name="T26">"parameters"</text:span> <text:span text:style-name="T5">&gt;</text:span> </text:p>
      <text:p text:style-name="P69"><text:span text:style-name="T20"><text:tab/> <text:tab/> </text:span><text:span text:style-name="T5">&lt;/</text:span> <text:span text:style-name="T11">wsdl:part</text:span> <text:span text:style-name="T5">&gt;</text:span> </text:p>
      <text:p text:style-name="P69"><text:span text:style-name="T20"><text:tab/> </text:span><text:span text:style-name="T5">&lt;/</text:span> <text:span text:style-name="T11">wsdl:message</text:span> <text:span text:style-name="T5">&gt;</text:span> </text:p>
      <text:p text:style-name="P69"><text:span text:style-name="T20"><text:tab/> </text:span><text:span text:style-name="T5">&lt;</text:span> <text:span text:style-name="T11">wsdl:portType</text:span> <text:span text:style-name="T17">name</text:span> <text:span text:style-name="T20">=</text:span> <text:span text:style-name="T26">"BustiaV1"</text:span> <text:span text:style-name="T5">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message</text:span> <text:span text:style-name="T20">=</text:span> <text:span text:style-name="T26">"tns:enviarDocument"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text:span text:style-name="T17">message</text:span> <text:span text:style-name="T20">=</text:span> <text:span text:style-name="T26">"tns:enviarDocumentResponse"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DocumentResponse"</text:span> <text:span text:style-name="T5">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Expedient"</text:span> <text:span text:style-name="T5">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message</text:span> <text:span text:style-name="T20">=</text:span> <text:span text:style-name="T26">"tns:enviarExpedient"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Expedient"</text:span> <text:span text:style-name="T5">&gt;</text:span> </text:p>
      <text:p text:style-name="P69"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text:span text:style-name="T17">message</text:span> <text:span text:style-name="T20">=</text:span> <text:span text:style-name="T26">"tns:enviarExpedientResponse"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ExpedientResponse"</text:span> <text:span text:style-name="T5">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AnotacioRegistreEntrada"</text:span> <text:span text:style-name="T5">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message</text:span> <text:span text:style-name="T20">=</text:span> <text:span text:style-name="T26">"tns:enviarAnotacioRegistreEntrada"</text:span> </text:p>
      <text:p text:style-name="P69"><text:span text:style-name="T15"><text:tab/> <text:tab/> <text:tab/> <text:tab/> </text:span><text:span text:style-name="T17">name</text:span> <text:span text:style-name="T20">=</text:span> <text:span text:style-name="T26">"enviarAnotacioRegistreEntrada"</text:span> <text:span text:style-name="T5">&gt;</text:span> </text:p>
      <text:p text:style-name="P69"><text:s text:c="3"/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/text:p>
      <text:p text:style-name="P69"><text:span text:style-name="T15"><text:tab/> <text:tab/> <text:tab/> <text:tab/> </text:span><text:span text:style-name="T17">message</text:span> <text:span text:style-name="T20">=</text:span> <text:span text:style-name="T26">"tns:enviarAnotacioRegistreEntradaResponse"</text:span> </text:p>
      <text:p text:style-name="P69"><text:s text:c="3"/><text:span text:style-name="T15"><text:tab/> <text:tab/> <text:tab/> <text:tab/> </text:span><text:span text:style-name="T17">name</text:span> <text:span text:style-name="T20">=</text:span> <text:span text:style-name="T26">"enviarAnotacioRegistreEntradaResponse"</text:span> <text:span text:style-name="T5">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/text:span><text:span text:style-name="T5">&lt;/</text:span> <text:span text:style-name="T11">wsdl:portType</text:span> <text:span text:style-name="T5">&gt;</text:span> </text:p>
      <text:p text:style-name="P69"><text:span text:style-name="T20"><text:tab/> </text:span><text:span text:style-name="T5">&lt;</text:span> <text:span text:style-name="T11">wsdl:binding</text:span> <text:span text:style-name="T17">name</text:span> <text:span text:style-name="T20">=</text:span> <text:span text:style-name="T26">"BustiaV1ServiceSoapBinding"</text:span> </text:p>
      <text:p text:style-name="P69"><text:span text:style-name="T15"><text:tab/> <text:tab/> </text:span><text:span text:style-name="T17">type</text:span> <text:span text:style-name="T20">=</text:span> <text:span text:style-name="T26">"tns:BustiaV1"</text:span> <text:span text:style-name="T5">&gt;</text:span> </text:p>
      <text:p text:style-name="P69"><text:span text:style-name="T20"><text:tab/> <text:tab/> </text:span><text:span text:style-name="T5">&lt;</text:span> <text:span text:style-name="T11">soap:binding</text:span> <text:span text:style-name="T17">style</text:span> <text:span text:style-name="T20">=</text:span> <text:span text:style-name="T26">"document"</text:span> </text:p>
      <text:p text:style-name="P69"><text:span text:style-name="T15"><text:tab/> <text:tab/> <text:tab/> </text:span><text:span text:style-name="T17">transport</text:span> <text:span text:style-name="T20">=</text:span> <text:span text:style-name="T26">"http://schemas.xmlsoap.org/soap/http"</text:span> <text:span text:style-name="T5">/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text:tab/> </text:span><text:span text:style-name="T5">&lt;</text:span> <text:span text:style-name="T11">soap:operation</text:span> <text:span text:style-name="T17">soapAction</text:span> <text:span text:style-name="T20">=</text:span> <text:span text:style-name="T26">""</text:span> <text:span text:style-name="T17">style</text:span> <text:span text:style-name="T20">=</text:span> <text:span text:style-name="T26">"document"</text:span> <text:span text:style-name="T5">/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name</text:span> <text:span text:style-name="T20">=</text:span> <text:span text:style-name="T26">"enviarDocument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text:span text:style-name="T17">name</text:span> <text:span text:style-name="T20">=</text:span> <text:span text:style-name="T26">"enviarDocument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Expedient"</text:span> <text:span text:style-name="T5">&gt;</text:span> </text:p>
      <text:p text:style-name="P69"><text:soft-page-break/><text:span text:style-name="T20"><text:tab/> <text:tab/> <text:tab/> </text:span><text:span text:style-name="T5">&lt;</text:span> <text:span text:style-name="T11">soap:operation</text:span> <text:span text:style-name="T17">soapAction</text:span> <text:span text:style-name="T20">=</text:span> <text:span text:style-name="T26">""</text:span> <text:span text:style-name="T17">style</text:span> <text:span text:style-name="T20">=</text:span> <text:span text:style-name="T26">"document"</text:span> <text:span text:style-name="T5">/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name</text:span> <text:span text:style-name="T20">=</text:span> <text:span text:style-name="T26">"enviarExpedient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text:span text:style-name="T17">name</text:span> <text:span text:style-name="T20">=</text:span> <text:span text:style-name="T26">"enviarExpedient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text:tab/> </text:span><text:span text:style-name="T5">&lt;</text:span> <text:span text:style-name="T11">wsdl:operation</text:span> <text:span text:style-name="T17">name</text:span> <text:span text:style-name="T20">=</text:span> <text:span text:style-name="T26">"enviarAnotacioRegistreEntrada"</text:span> <text:span text:style-name="T5">&gt;</text:span> </text:p>
      <text:p text:style-name="P69"><text:span text:style-name="T20"><text:tab/> <text:tab/> <text:tab/> </text:span><text:span text:style-name="T5">&lt;</text:span> <text:span text:style-name="T11">soap:operation</text:span> <text:span text:style-name="T17">soapAction</text:span> <text:span text:style-name="T20">=</text:span> <text:span text:style-name="T26">""</text:span> <text:span text:style-name="T17">style</text:span> <text:span text:style-name="T20">=</text:span> <text:span text:style-name="T26">"document"</text:span> <text:span text:style-name="T5">/&gt;</text:span> </text:p>
      <text:p text:style-name="P69"><text:span text:style-name="T20"><text:tab/> <text:tab/> <text:tab/> </text:span><text:span text:style-name="T5">&lt;</text:span> <text:span text:style-name="T11">wsdl:input</text:span> <text:span text:style-name="T17">name</text:span> <text:span text:style-name="T20">=</text:span> <text:span text:style-name="T26">"enviarAnotacioRegistreEntrada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input</text:span> <text:span text:style-name="T5">&gt;</text:span> </text:p>
      <text:p text:style-name="P69"><text:span text:style-name="T20"><text:tab/> <text:tab/> <text:tab/> </text:span><text:span text:style-name="T5">&lt;</text:span> <text:span text:style-name="T11">wsdl:output</text:span> <text:span text:style-name="T17">name</text:span> <text:span text:style-name="T20">=</text:span> <text:span text:style-name="T26">"enviarAnotacioRegistreEntradaResponse"</text:span> <text:span text:style-name="T5">&gt;</text:span> </text:p>
      <text:p text:style-name="P69"><text:span text:style-name="T20"><text:tab/> <text:tab/> <text:tab/> <text:tab/> </text:span><text:span text:style-name="T5">&lt;</text:span> <text:span text:style-name="T11">soap:body</text:span> <text:span text:style-name="T17">use</text:span> <text:span text:style-name="T20">=</text:span> <text:span text:style-name="T26">"literal"</text:span> <text:span text:style-name="T5">/&gt;</text:span> </text:p>
      <text:p text:style-name="P69"><text:span text:style-name="T20"><text:tab/> <text:tab/> <text:tab/> </text:span><text:span text:style-name="T5">&lt;/</text:span> <text:span text:style-name="T11">wsdl:output</text:span> <text:span text:style-name="T5">&gt;</text:span> </text:p>
      <text:p text:style-name="P69"><text:span text:style-name="T20"><text:tab/> <text:tab/> </text:span><text:span text:style-name="T5">&lt;/</text:span> <text:span text:style-name="T11">wsdl:operation</text:span> <text:span text:style-name="T5">&gt;</text:span> </text:p>
      <text:p text:style-name="P69"><text:span text:style-name="T20"><text:tab/> </text:span><text:span text:style-name="T5">&lt;/</text:span> <text:span text:style-name="T11">wsdl:binding</text:span> <text:span text:style-name="T5">&gt;</text:span> </text:p>
      <text:p text:style-name="P69"><text:span text:style-name="T20"><text:tab/> </text:span><text:span text:style-name="T5">&lt;</text:span> <text:span text:style-name="T11">wsdl:service</text:span> <text:span text:style-name="T17">name</text:span> <text:span text:style-name="T20">=</text:span> <text:span text:style-name="T26">"BustiaV1Service"</text:span> <text:span text:style-name="T5">&gt;</text:span> </text:p>
      <text:p text:style-name="P69"><text:span text:style-name="T20"><text:tab/> <text:tab/> </text:span><text:span text:style-name="T5">&lt;</text:span> <text:span text:style-name="T11">wsdl:port</text:span> <text:span text:style-name="T17">binding</text:span> <text:span text:style-name="T20">=</text:span> <text:span text:style-name="T26">"tns:BustiaV1ServiceSoapBinding"</text:span> </text:p>
      <text:p text:style-name="P69"><text:span text:style-name="T15"><text:tab/> <text:tab/> <text:tab/> </text:span><text:span text:style-name="T17">name</text:span> <text:span text:style-name="T20">=</text:span> <text:span text:style-name="T26">"BustiaV1ServicePort"</text:span> <text:span text:style-name="T5">&gt;</text:span> </text:p>
      <text:p text:style-name="P69"><text:span text:style-name="T20"><text:tab/> <text:tab/> <text:tab/> </text:span><text:span text:style-name="T5">&lt;</text:span> <text:span text:style-name="T11">soap:address</text:span> </text:p>
      <text:p text:style-name="P69"><text:span text:style-name="T15"><text:tab/> <text:tab/> <text:tab/> <text:tab/> </text:span><text:span text:style-name="T17">location</text:span> <text:span text:style-name="T20">=</text:span> <text:span text:style-name="T26">"http://localhost:8080/distribucio/ws/v1/bustia"</text:span> <text:span text:style-name="T5">/&gt;</text:span> </text:p>
      <text:p text:style-name="P69"><text:span text:style-name="T20"><text:tab/> <text:tab/> </text:span><text:span text:style-name="T5">&lt;/</text:span> <text:span text:style-name="T11">wsdl:port</text:span> <text:span text:style-name="T5">&gt;</text:span> </text:p>
      <text:p text:style-name="P69"><text:span text:style-name="T20"><text:tab/> </text:span><text:span text:style-name="T5">&lt;/</text:span> <text:span text:style-name="T11">wsdl:service</text:span> <text:span text:style-name="T5">&gt;</text:span> </text:p>
      <text:p text:style-name="P79"><text:span text:style-name="T5">&lt;/</text:span> <text:span text:style-name="T11">wsdl:definitions</text:span> <text:span text:style-name="T5">&gt;</text:span> </text:p>
      <text:list xml:id="list95917961456553" text:continue-numbering="true" text:style-name="Outline">
        <text:list-header>
          <text:h text:style-name="P148" text:outline-level="1" text:is-list-header="true"><text:bookmark-start text:name="__RefHeading___Toc117515_1680181998"/><text:s text:c="3"/><text:span text:style-name="T73">Annex II: WSDL del backoffice</text:span> <text:bookmark-end text:name="__RefHeading___Toc117515_1680181998"/></text:h>
        </text:list-header>
      </text:list>
      <text:p text:style-name="P88"><text:span text:style-name="T6">&lt;?</text:span> <text:span text:style-name="T12">xml</text:span> <text:span text:style-name="T18">version</text:span> <text:span text:style-name="T42">= </text:span><text:span text:style-name="T30">'1.0'</text:span> <text:span text:style-name="T18">encoding</text:span> <text:span text:style-name="T42">= </text:span><text:span text:style-name="T30">'UTF-8'</text:span> <text:span text:style-name="T6">?&gt;&lt;</text:span> <text:span text:style-name="T12">wsdl:definitions</text:span> <text:span text:style-name="T18">name</text:span> <text:span text:style-name="T42">= </text:span><text:span text:style-name="T30">"BackofficeService"</text:span> <text:span text:style-name="T18">targetNamespace</text:span> <text:span text:style-name="T42">= </text:span><text:span text:style-name="T30">"http://www.caib.es/distribucio/ws/backoffice"</text:span> <text:span text:style-name="T18">xmlns:ns1</text:span> <text:span text:style-name="T42">= </text:span><text:span text:style-name="T30">"http://schemas.xmlsoap.org/wsdl/soap/http"</text:span> <text:span text:style-name="T18">xmlns:soap</text:span> <text:span text:style-name="T42">= </text:span><text:span text:style-name="T30">"http://schemas.xmlsoap.org/wsdl/soap/"</text:span> <text:span text:style-name="T18">xmlns:tns</text:span> <text:span text:style-name="T42">= </text:span><text:span text:style-name="T30">"http://www.caib.es/distribucio/ws/backoffice"</text:span> <text:span text:style-name="T42"><text:s text:c="3"/></text:span><text:span text:style-name="T18">xmlns:wsdl</text:span> <text:span text:style-name="T42">= </text:span><text:span text:style-name="T30">"http://schemas.xmlsoap.org/wsdl/"</text:span> <text:span text:style-name="T18">xmlns:xsd</text:span> <text:span text:style-name="T42">= </text:span><text:span text:style-name="T30">"http://www.w3.org/2001/XMLSchema"</text:span> <text:span text:style-name="T6">&gt;</text:span> </text:p>
      <text:p text:style-name="P89"><text:span text:style-name="T42"><text:s text:c="4"/></text:span><text:span text:style-name="T44"><text:s text:c="3"/></text:span><text:span text:style-name="T9">&lt;</text:span> <text:span text:style-name="T14">wsdl:types</text:span> <text:span text:style-name="T9">&gt;</text:span> </text:p>
      <text:p text:style-name="P86"><text:span text:style-name="T4">&lt;</text:span> <text:span text:style-name="T10">xs:schema</text:span> <text:span text:style-name="T16">elementFormDefault</text:span> <text:span text:style-name="T36">=</text:span> <text:span text:style-name="T32">"unqualified"</text:span> <text:span text:style-name="T16">targetNamespace</text:span> <text:span text:style-name="T36">=</text:span> <text:span text:style-name="T32">"http://www.caib.es/distribucio/ws/backoffice"</text:span> <text:span text:style-name="T16">version</text:span> <text:span text:style-name="T36">=</text:span> <text:span text:style-name="T32">"1.0"</text:span> <text:span text:style-name="T16">xmlns:tns</text:span> <text:span text:style-name="T36">=</text:span> <text:span text:style-name="T32">"http://www.caib.es/distribucio/ws/backoffice"</text:span> <text:span text:style-name="T16">xmlns:xs</text:span> <text:span text:style-name="T36">=</text:span> <text:span text:style-name="T32">"http://www.w3.org/2001/XMLSchema"</text:span> <text:span text:style-name="T4">&gt;</text:span> </text:p>
      <text:p text:style-name="P86"><text:span text:style-name="T4">&lt;</text:span> <text:span text:style-name="T10">xs:element</text:span> <text:span text:style-name="T16">name</text:span> <text:span text:style-name="T36">=</text:span> <text:span text:style-name="T32">"comunicarAnotacionsPendents"</text:span> <text:span text:style-name="T16">type</text:span> <text:span text:style-name="T36">=</text:span> <text:span text:style-name="T32">"tns:comunicarAnotacionsPendents"</text:span> <text:span text:style-name="T4">/&gt;</text:span> </text:p>
      <text:p text:style-name="P86"><text:span text:style-name="T4">&lt;</text:span> <text:span text:style-name="T10">xs:element</text:span> <text:span text:style-name="T16">name</text:span> <text:span text:style-name="T36">=</text:span> <text:span text:style-name="T32">"comunicarAnotacionsPendentsResponse"</text:span> <text:span text:style-name="T16">type</text:span> <text:span text:style-name="T36">=</text:span> <text:span text:style-name="T32">"tns:comunicarAnotacionsPendentsResponse"</text:span> <text:span text:style-name="T4">/&gt;</text:span> </text:p>
      <text:p text:style-name="P86"><text:span text:style-name="T4">&lt;</text:span> <text:span text:style-name="T10">xs:complexType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oft-page-break/><text:span text:style-name="T4">&lt;</text:span> <text:span text:style-name="T10">xs:sequence</text:span> <text:span text:style-name="T4">&gt;</text:span> </text:p>
      <text:p text:style-name="P86"><text:span text:style-name="T4">&lt;</text:span> <text:span text:style-name="T10">xs:element</text:span> <text:span text:style-name="T16">maxOccurs</text:span> <text:span text:style-name="T36">=</text:span> <text:span text:style-name="T32">"unbounded"</text:span> <text:span text:style-name="T16">name</text:span> <text:span text:style-name="T36">=</text:span> <text:span text:style-name="T32">"ids"</text:span> <text:span text:style-name="T16">type</text:span> <text:span text:style-name="T36">=</text:span> <text:span text:style-name="T32">"tns:anotacioRegistreId"</text:span> <text:span text:style-name="T4">/&gt;</text:span> </text:p>
      <text:p text:style-name="P86"><text:span text:style-name="T4">&lt;/</text:span> <text:span text:style-name="T10">xs:sequence</text:span> <text:span text:style-name="T4">&gt;</text:span> </text:p>
      <text:p text:style-name="P86"><text:span text:style-name="T4">&lt;/</text:span> <text:span text:style-name="T10">xs:complexType</text:span> <text:span text:style-name="T4">&gt;</text:span> </text:p>
      <text:p text:style-name="P86"><text:span text:style-name="T4">&lt;</text:span> <text:span text:style-name="T10">xs:complexType</text:span> <text:span text:style-name="T16">name</text:span> <text:span text:style-name="T36">=</text:span> <text:span text:style-name="T32">"anotacioRegistreId"</text:span> <text:span text:style-name="T4">&gt;</text:span> </text:p>
      <text:p text:style-name="P86"><text:span text:style-name="T4">&lt;</text:span> <text:span text:style-name="T10">xs:sequence</text:span> <text:span text:style-name="T4">&gt;</text:span> </text:p>
      <text:p text:style-name="P86"><text:span text:style-name="T4">&lt;</text:span> <text:span text:style-name="T10">xs:element</text:span> <text:span text:style-name="T16">minOccurs</text:span> <text:span text:style-name="T36">=</text:span> <text:span text:style-name="T32">"0"</text:span> <text:span text:style-name="T16">name</text:span> <text:span text:style-name="T36">=</text:span> <text:span text:style-name="T32">"clauAcces"</text:span> <text:span text:style-name="T16">type</text:span> <text:span text:style-name="T36">=</text:span> <text:span text:style-name="T32">"xs:string"</text:span> <text:span text:style-name="T4">/&gt;</text:span> </text:p>
      <text:p text:style-name="P86"><text:span text:style-name="T4">&lt;</text:span> <text:span text:style-name="T10">xs:element</text:span> <text:span text:style-name="T16">minOccurs</text:span> <text:span text:style-name="T36">=</text:span> <text:span text:style-name="T32">"0"</text:span> <text:span text:style-name="T16">name</text:span> <text:span text:style-name="T36">=</text:span> <text:span text:style-name="T32">"indetificador"</text:span> <text:span text:style-name="T16">type</text:span> <text:span text:style-name="T36">=</text:span> <text:span text:style-name="T32">"xs:string"</text:span> <text:span text:style-name="T4">/&gt;</text:span> </text:p>
      <text:p text:style-name="P86"><text:span text:style-name="T4">&lt;/</text:span> <text:span text:style-name="T10">xs:sequence</text:span> <text:span text:style-name="T4">&gt;</text:span> </text:p>
      <text:p text:style-name="P86"><text:span text:style-name="T4">&lt;/</text:span> <text:span text:style-name="T10">xs:complexType</text:span> <text:span text:style-name="T4">&gt;</text:span> </text:p>
      <text:p text:style-name="P86"><text:span text:style-name="T4">&lt;</text:span> <text:span text:style-name="T10">xs:complexType</text:span> <text:span text:style-name="T16">name</text:span> <text:span text:style-name="T36">=</text:span> <text:span text:style-name="T32">"comunicarAnotacionsPendentsResponse"</text:span> <text:span text:style-name="T4">&gt;</text:span> </text:p>
      <text:p text:style-name="P86"><text:span text:style-name="T4">&lt;</text:span> <text:span text:style-name="T10">xs:sequence</text:span> <text:span text:style-name="T4">/&gt;</text:span> </text:p>
      <text:p text:style-name="P86"><text:span text:style-name="T4">&lt;/</text:span> <text:span text:style-name="T10">xs:complexType</text:span> <text:span text:style-name="T4">&gt;</text:span> </text:p>
      <text:p text:style-name="P86"><text:span text:style-name="T4">&lt;/</text:span> <text:span text:style-name="T10">xs:schema</text:span> <text:span text:style-name="T4">&gt;</text:span> </text:p>
      <text:p text:style-name="P86"><text:span text:style-name="T36"><text:s text:c="5"/></text:span><text:span text:style-name="T4">&lt;/</text:span> <text:span text:style-name="T10">wsdl:types</text:span> <text:span text:style-name="T4">&gt;</text:span> </text:p>
      <text:p text:style-name="P86"><text:span text:style-name="T36"><text:s text:c="5"/></text:span><text:span text:style-name="T4">&lt;</text:span> <text:span text:style-name="T10">wsdl:message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pan text:style-name="T36"><text:s text:c="7"/></text:span><text:span text:style-name="T4">&lt;</text:span> <text:span text:style-name="T10">wsdl:part</text:span> <text:span text:style-name="T16">element</text:span> <text:span text:style-name="T36">=</text:span> <text:span text:style-name="T32">"tns:comunicarAnotacionsPendents"</text:span> <text:span text:style-name="T16">name</text:span> <text:span text:style-name="T36">=</text:span> <text:span text:style-name="T32">"parameters"</text:span> <text:span text:style-name="T4">&gt;</text:span> </text:p>
      <text:p text:style-name="P86"><text:span text:style-name="T36"><text:s text:c="7"/></text:span><text:span text:style-name="T4">&lt;/</text:span> <text:span text:style-name="T10">wsdl:part</text:span> <text:span text:style-name="T4">&gt;</text:span> </text:p>
      <text:p text:style-name="P86"><text:span text:style-name="T36"><text:s text:c="5"/></text:span><text:span text:style-name="T4">&lt;/</text:span> <text:span text:style-name="T10">wsdl:message</text:span> <text:span text:style-name="T4">&gt;</text:span> </text:p>
      <text:p text:style-name="P86"><text:span text:style-name="T36"><text:s text:c="5"/></text:span><text:span text:style-name="T4">&lt;</text:span> <text:span text:style-name="T10">wsdl:message</text:span> <text:span text:style-name="T16">name</text:span> <text:span text:style-name="T36">=</text:span> <text:span text:style-name="T32">"comunicarAnotacionsPendentsResponse"</text:span> <text:span text:style-name="T4">&gt;</text:span> </text:p>
      <text:p text:style-name="P86"><text:span text:style-name="T36"><text:s text:c="7"/></text:span><text:span text:style-name="T4">&lt;</text:span> <text:span text:style-name="T10">wsdl:part</text:span> <text:span text:style-name="T16">element</text:span> <text:span text:style-name="T36">=</text:span> <text:span text:style-name="T32">"tns:comunicarAnotacionsPendentsResponse"</text:span> <text:span text:style-name="T16">name</text:span> <text:span text:style-name="T36">=</text:span> <text:span text:style-name="T32">"parameters"</text:span> <text:span text:style-name="T4">&gt;</text:span> </text:p>
      <text:p text:style-name="P86"><text:span text:style-name="T36"><text:s text:c="7"/></text:span><text:span text:style-name="T4">&lt;/</text:span> <text:span text:style-name="T10">wsdl:part</text:span> <text:span text:style-name="T4">&gt;</text:span> </text:p>
      <text:p text:style-name="P86"><text:span text:style-name="T36"><text:s text:c="5"/></text:span><text:span text:style-name="T4">&lt;/</text:span> <text:span text:style-name="T10">wsdl:message</text:span> <text:span text:style-name="T4">&gt;</text:span> </text:p>
      <text:p text:style-name="P86"><text:span text:style-name="T36"><text:s text:c="5"/></text:span><text:span text:style-name="T4">&lt;</text:span> <text:span text:style-name="T10">wsdl:portType</text:span> <text:span text:style-name="T16">name</text:span> <text:span text:style-name="T36">=</text:span> <text:span text:style-name="T32">"Backoffice"</text:span> <text:span text:style-name="T4">&gt;</text:span> </text:p>
      <text:p text:style-name="P86"><text:span text:style-name="T36"><text:s text:c="7"/></text:span><text:span text:style-name="T4">&lt;</text:span> <text:span text:style-name="T10">wsdl:operation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pan text:style-name="T36"><text:s text:c="9"/></text:span><text:span text:style-name="T4">&lt;</text:span> <text:span text:style-name="T10">wsdl:input</text:span> <text:span text:style-name="T16">message</text:span> <text:span text:style-name="T36">=</text:span> <text:span text:style-name="T32">"tns:comunicarAnotacionsPendents"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pan text:style-name="T36"><text:s text:c="7"/></text:span><text:span text:style-name="T4">&lt;/</text:span> <text:span text:style-name="T10">wsdl:input</text:span> <text:span text:style-name="T4">&gt;</text:span> </text:p>
      <text:p text:style-name="P86"><text:s/><text:span text:style-name="T36"><text:s text:c="9"/></text:span><text:span text:style-name="T4">&lt;</text:span> <text:span text:style-name="T10">wsdl:output</text:span> <text:span text:style-name="T16">message</text:span> <text:span text:style-name="T36">=</text:span> <text:span text:style-name="T32">"tns:comunicarAnotacionsPendentsResponse"</text:span> <text:span text:style-name="T16">name</text:span> <text:span text:style-name="T36">=</text:span> <text:span text:style-name="T32">"comunicarAnotacionsPendentsResponse"</text:span> <text:span text:style-name="T4">&gt;</text:span> </text:p>
      <text:p text:style-name="P86"><text:span text:style-name="T36"><text:s text:c="7"/></text:span><text:span text:style-name="T4">&lt;/</text:span> <text:span text:style-name="T10">wsdl:output</text:span> <text:span text:style-name="T4">&gt;</text:span> </text:p>
      <text:p text:style-name="P86"><text:s text:c="2"/><text:span text:style-name="T36"><text:s text:c="7"/></text:span><text:span text:style-name="T4">&lt;/</text:span> <text:span text:style-name="T10">wsdl:operation</text:span> <text:span text:style-name="T4">&gt;</text:span> </text:p>
      <text:p text:style-name="P86"><text:span text:style-name="T36"><text:s text:c="5"/></text:span><text:span text:style-name="T4">&lt;/</text:span> <text:span text:style-name="T10">wsdl:portType</text:span> <text:span text:style-name="T4">&gt;</text:span> </text:p>
      <text:p text:style-name="P86"><text:span text:style-name="T36"><text:s text:c="5"/></text:span><text:span text:style-name="T4">&lt;</text:span> <text:span text:style-name="T10">wsdl:binding</text:span> <text:span text:style-name="T16">name</text:span> <text:span text:style-name="T36">=</text:span> <text:span text:style-name="T32">"BackofficeServiceSoapBinding"</text:span> <text:span text:style-name="T16">type</text:span> <text:span text:style-name="T36">=</text:span> <text:span text:style-name="T32">"tns:Backoffice"</text:span> <text:span text:style-name="T4">&gt;</text:span> </text:p>
      <text:p text:style-name="P86"><text:span text:style-name="T36"><text:s text:c="7"/></text:span><text:span text:style-name="T4">&lt;</text:span> <text:span text:style-name="T10">soap:binding</text:span> <text:span text:style-name="T16">style</text:span> <text:span text:style-name="T36">=</text:span> <text:span text:style-name="T32">"document"</text:span> <text:span text:style-name="T16">transport</text:span> <text:span text:style-name="T36">=</text:span> <text:span text:style-name="T32">"http://schemas.xmlsoap.org/soap/http"</text:span> <text:span text:style-name="T4">/&gt;</text:span> </text:p>
      <text:p text:style-name="P86"><text:span text:style-name="T36"><text:s text:c="7"/></text:span><text:span text:style-name="T4">&lt;</text:span> <text:span text:style-name="T10">wsdl:operation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pan text:style-name="T36"><text:s text:c="9"/></text:span><text:span text:style-name="T4">&lt;</text:span> <text:span text:style-name="T10">soap:operation</text:span> <text:span text:style-name="T16">soapAction</text:span> <text:span text:style-name="T36">=</text:span> <text:span text:style-name="T32">""</text:span> <text:span text:style-name="T16">style</text:span> <text:span text:style-name="T36">=</text:span> <text:span text:style-name="T32">"document"</text:span> <text:span text:style-name="T4">/&gt;</text:span> </text:p>
      <text:p text:style-name="P86"><text:span text:style-name="T36"><text:s text:c="9"/></text:span><text:span text:style-name="T4">&lt;</text:span> <text:span text:style-name="T10">wsdl:input</text:span> <text:span text:style-name="T16">name</text:span> <text:span text:style-name="T36">=</text:span> <text:span text:style-name="T32">"comunicarAnotacionsPendents"</text:span> <text:span text:style-name="T4">&gt;</text:span> </text:p>
      <text:p text:style-name="P86"><text:span text:style-name="T36"><text:s text:c="11"/></text:span><text:span text:style-name="T4">&lt;</text:span> <text:span text:style-name="T10">soap:body</text:span> <text:span text:style-name="T16">use</text:span> <text:span text:style-name="T36">=</text:span> <text:span text:style-name="T32">"literal"</text:span> <text:span text:style-name="T4">/&gt;</text:span> </text:p>
      <text:p text:style-name="P86"><text:span text:style-name="T36"><text:s text:c="9"/></text:span><text:span text:style-name="T4">&lt;/</text:span> <text:span text:style-name="T10">wsdl:input</text:span> <text:span text:style-name="T4">&gt;</text:span> </text:p>
      <text:p text:style-name="P86"><text:span text:style-name="T36"><text:s text:c="9"/></text:span><text:span text:style-name="T4">&lt;</text:span> <text:span text:style-name="T10">wsdl:output</text:span> <text:span text:style-name="T16">name</text:span> <text:span text:style-name="T36">=</text:span> <text:span text:style-name="T32">"comunicarAnotacionsPendentsResponse"</text:span> <text:span text:style-name="T4">&gt;</text:span> </text:p>
      <text:p text:style-name="P86"><text:span text:style-name="T36"><text:s text:c="11"/></text:span><text:span text:style-name="T4">&lt;</text:span> <text:span text:style-name="T10">soap:body</text:span> <text:span text:style-name="T16">use</text:span> <text:span text:style-name="T36">=</text:span> <text:span text:style-name="T32">"literal"</text:span> <text:span text:style-name="T4">/&gt;</text:span> </text:p>
      <text:p text:style-name="P86"><text:span text:style-name="T36"><text:s text:c="9"/></text:span><text:span text:style-name="T4">&lt;/</text:span> <text:span text:style-name="T10">wsdl:output</text:span> <text:span text:style-name="T4">&gt;</text:span> </text:p>
      <text:p text:style-name="P86"><text:span text:style-name="T36"><text:s text:c="7"/></text:span><text:span text:style-name="T4">&lt;/</text:span> <text:span text:style-name="T10">wsdl:operation</text:span> <text:span text:style-name="T4">&gt;</text:span> </text:p>
      <text:p text:style-name="P86"><text:span text:style-name="T36"><text:s text:c="5"/></text:span><text:span text:style-name="T4">&lt;/</text:span> <text:span text:style-name="T10">wsdl:binding</text:span> <text:span text:style-name="T4">&gt;</text:span> </text:p>
      <text:p text:style-name="P86"><text:span text:style-name="T36"><text:s text:c="5"/></text:span><text:span text:style-name="T4">&lt;</text:span> <text:span text:style-name="T10">wsdl:service</text:span> <text:span text:style-name="T16">name</text:span> <text:span text:style-name="T36">=</text:span> <text:span text:style-name="T32">"BackofficeService"</text:span> <text:span text:style-name="T4">&gt;</text:span> </text:p>
      <text:p text:style-name="P86"><text:soft-page-break/><text:s text:c="3"/><text:span text:style-name="T36"><text:s text:c="7"/></text:span><text:span text:style-name="T4">&lt;</text:span> <text:span text:style-name="T10">wsdl:port</text:span> <text:span text:style-name="T16">binding</text:span> <text:span text:style-name="T36">=</text:span> <text:span text:style-name="T32">"tns:BackofficeServiceSoapBinding"</text:span> <text:span text:style-name="T16">name</text:span> <text:span text:style-name="T36">=</text:span> <text:span text:style-name="T32">"BackofficeServicePort"</text:span> <text:span text:style-name="T4">&gt;</text:span> </text:p>
      <text:p text:style-name="P86"><text:span text:style-name="T36"><text:s text:c="9"/></text:span><text:span text:style-name="T4">&lt;</text:span> <text:span text:style-name="T10">soap:address</text:span> <text:span text:style-name="T16">location</text:span> <text:span text:style-name="T36">=</text:span> <text:span text:style-name="T32">"http://localhost:8080/distribucio/ws/backoffice"</text:span> <text:span text:style-name="T4">/&gt;</text:span> </text:p>
      <text:p text:style-name="P86"><text:span text:style-name="T36"><text:s text:c="7"/></text:span><text:span text:style-name="T4">&lt;/</text:span> <text:span text:style-name="T10">wsdl:port</text:span> <text:span text:style-name="T4">&gt;</text:span> </text:p>
      <text:p text:style-name="P86"><text:span text:style-name="T36"><text:s text:c="5"/></text:span><text:span text:style-name="T4">&lt;/</text:span> <text:span text:style-name="T10">wsdl:service</text:span> <text:span text:style-name="T4">&gt;</text:span> </text:p>
      <text:p text:style-name="P87"><text:span text:style-name="T4">&lt;/</text:span> <text:span text:style-name="T10">wsdl:definitions</text:span> <text:span text:style-name="T4">&gt;</text:span> </text:p>
      <text:p text:style-name="P80"><text:s text:c="3"/></text:p>
      <text:list xml:id="list95917600852853" text:continue-numbering="true" text:style-name="Outline">
        <text:list-header>
          <text:h text:style-name="P148" text:outline-level="1" text:is-list-header="true"><text:bookmark-start text:name="__RefHeading___Toc160400_1680181998"/><text:span text:style-name="T73">Annex III: WSDL del servei d'integració </text:span><text:bookmark-end text:name="__RefHeading___Toc160400_1680181998"/></text:h>
        </text:list-header>
      </text:list>
      <text:p text:style-name="P8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2"/>
            <text:p text:style-name="P134"><text:span text:style-name="T6">&lt;?</text:span><text:span text:style-name="T12">xml</text:span><text:span text:style-name="T81"> </text:span><text:span text:style-name="T18">version</text:span><text:span text:style-name="T42">=</text:span><text:span text:style-name="T30">'1.0'</text:span><text:span text:style-name="T81"> </text:span><text:span text:style-name="T18">encoding</text:span><text:span text:style-name="T42">=</text:span><text:span text:style-name="T30">'UTF-8'</text:span><text:span text:style-name="T6">?&gt;</text:span></text:p>
            <text:p text:style-name="P84"><text:span text:style-name="T6">&lt;</text:span><text:span text:style-name="T12">wsdl:definitions</text:span><text:span text:style-name="T81"> </text:span><text:span text:style-name="T18">name</text:span><text:span text:style-name="T42">=</text:span><text:span text:style-name="T30">"BackofficeIntegracioService"</text:span></text:p>
            <text:p text:style-name="P84"><text:span text:style-name="T81"><text:tab/></text:span><text:span text:style-name="T18">targetNamespace</text:span><text:span text:style-name="T42">=</text:span><text:span text:style-name="T30">"http://www.caib.es/distribucio/ws/backofficeIntegracio"</text:span></text:p>
            <text:p text:style-name="P84"><text:span text:style-name="T81"><text:tab/></text:span><text:span text:style-name="T18">xmlns:ns1</text:span><text:span text:style-name="T42">=</text:span><text:span text:style-name="T30">"http://schemas.xmlsoap.org/wsdl/soap/http"</text:span><text:span text:style-name="T81"> </text:span><text:span text:style-name="T18">xmlns:soap</text:span><text:span text:style-name="T42">=</text:span><text:span text:style-name="T30">"http://schemas.xmlsoap.org/wsdl/soap/"</text:span></text:p>
            <text:p text:style-name="P84"><text:span text:style-name="T81"><text:tab/></text:span><text:span text:style-name="T18">xmlns:tns</text:span><text:span text:style-name="T42">=</text:span><text:span text:style-name="T30">"http://www.caib.es/distribucio/ws/backofficeIntegracio"</text:span></text:p>
            <text:p text:style-name="P84"><text:span text:style-name="T81"><text:tab/></text:span><text:span text:style-name="T18">xmlns:wsdl</text:span><text:span text:style-name="T42">=</text:span><text:span text:style-name="T30">"http://schemas.xmlsoap.org/wsdl/"</text:span><text:span text:style-name="T81"> </text:span><text:span text:style-name="T18">xmlns:xsd</text:span><text:span text:style-name="T42">=</text:span><text:span text:style-name="T30">"http://www.w3.org/2001/XMLSchema"</text:span><text:span text:style-name="T6">&gt;</text:span></text:p>
            <text:p text:style-name="P84"><text:span text:style-name="T42"><text:tab/></text:span><text:span text:style-name="T6">&lt;</text:span><text:span text:style-name="T12">wsdl:types</text:span><text:span text:style-name="T6">&gt;</text:span></text:p>
            <text:p text:style-name="P84"><text:span text:style-name="T42"><text:tab/><text:tab/></text:span><text:span text:style-name="T6">&lt;</text:span><text:span text:style-name="T12">xs:schema</text:span><text:span text:style-name="T81"> </text:span><text:span text:style-name="T18">elementFormDefault</text:span><text:span text:style-name="T42">=</text:span><text:span text:style-name="T30">"unqualified"</text:span></text:p>
            <text:p text:style-name="P84"><text:span text:style-name="T81"><text:tab/><text:tab/><text:tab/></text:span><text:span text:style-name="T18">targetNamespace</text:span><text:span text:style-name="T42">=</text:span><text:span text:style-name="T30">"http://www.caib.es/distribucio/ws/backofficeIntegracio"</text:span></text:p>
            <text:p text:style-name="P84"><text:span text:style-name="T81"><text:tab/><text:tab/><text:tab/></text:span><text:span text:style-name="T18">version</text:span><text:span text:style-name="T42">=</text:span><text:span text:style-name="T30">"1.0"</text:span><text:span text:style-name="T81"> </text:span><text:span text:style-name="T18">xmlns:tns</text:span><text:span text:style-name="T42">=</text:span><text:span text:style-name="T30">"http://www.caib.es/distribucio/ws/backofficeIntegracio"</text:span></text:p>
            <text:p text:style-name="P84"><text:span text:style-name="T81"><text:tab/><text:tab/><text:tab/></text:span><text:span text:style-name="T18">xmlns:xs</text:span><text:span text:style-name="T42">=</text:span><text:span text:style-name="T30">"http://www.w3.org/2001/XMLSchema"</text:span><text:span text:style-name="T6">&gt;</text:span></text:p>
            <text:p text:style-name="P84"><text:span text:style-name="T42"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canviEstat"</text:span><text:span text:style-name="T81"> </text:span><text:span text:style-name="T18">type</text:span><text:span text:style-name="T42">=</text:span><text:span text:style-name="T30">"tns:canviEstat"</text:span><text:span text:style-name="T81"> </text:span><text:span text:style-name="T6">/&gt;</text:span></text:p>
            <text:p text:style-name="P84"><text:span text:style-name="T42"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canviEstatResponse"</text:span><text:span text:style-name="T81"> </text:span><text:span text:style-name="T18">type</text:span><text:span text:style-name="T42">=</text:span><text:span text:style-name="T30">"tns:canviEstatResponse"</text:span><text:span text:style-name="T81"> </text:span><text:span text:style-name="T6">/&gt;</text:span></text:p>
            <text:p text:style-name="P84"><text:span text:style-name="T42"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consulta"</text:span><text:span text:style-name="T81"> </text:span><text:span text:style-name="T18">type</text:span><text:span text:style-name="T42">=</text:span><text:span text:style-name="T30">"tns:consulta"</text:span><text:span text:style-name="T81"> </text:span><text:span text:style-name="T6">/&gt;</text:span></text:p>
            <text:p text:style-name="P84"><text:span text:style-name="T42"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consultaResponse"</text:span><text:span text:style-name="T81"> </text:span><text:span text:style-name="T18">type</text:span><text:span text:style-name="T42">=</text:span><text:span text:style-name="T30">"tns:consultaResponse"</text:span><text:span text:style-name="T81"> </text:span><text:span text:style-name="T6">/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id"</text:span><text:span text:style-name="T81"> </text:span><text:span text:style-name="T18">type</text:span><text:span text:style-name="T42">=</text:span><text:span text:style-name="T30">"tns:anotacioRegistreId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anotacioRegistreId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clauAcce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indetificador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consultaRespon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return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tns:anotacioRegistreEntrada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anotacioRegistreEntrada"</text:span><text:span text:style-name="T6">&gt;</text:span></text:p>
            <text:p text:style-name="P84"><text:soft-page-break/><text:span text:style-name="T42"><text:tab/><text:tab/><text:tab/><text:tab/></text:span><text:span text:style-name="T6">&lt;</text:span><text:span text:style-name="T12">xs:complexContent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xtension</text:span><text:span text:style-name="T81"> </text:span><text:span text:style-name="T18">base</text:span><text:span text:style-name="T42">=</text:span><text:span text:style-name="T30">"tns:anotacioRegistreBase"</text:span><text:span text:style-name="T6">&gt;</text:span></text:p>
            <text:p text:style-name="P84"><text:span text:style-name="T42"><text:tab/><text:tab/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esti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estiDescripci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/</text:span><text:span text:style-name="T12">xs:extension</text:span><text:span text:style-name="T6">&gt;</text:span></text:p>
            <text:p text:style-name="P84"><text:span text:style-name="T42"><text:tab/><text:tab/><text:tab/><text:tab/></text:span><text:span text:style-name="T6">&lt;/</text:span><text:span text:style-name="T12">xs:complexContent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anotacioRegistreBa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axOccurs</text:span><text:span text:style-name="T42">=</text:span><text:span text:style-name="T30">"unbounded"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nnexos"</text:span></text:p>
            <text:p text:style-name="P84"><text:span text:style-name="T81"><text:tab/><text:tab/><text:tab/><text:tab/><text:tab/><text:tab/></text:span><text:span text:style-name="T18">nillable</text:span><text:span text:style-name="T42">=</text:span><text:span text:style-name="T30">"true"</text:span><text:span text:style-name="T81"> </text:span><text:span text:style-name="T18">type</text:span><text:span text:style-name="T42">=</text:span><text:span text:style-name="T30">"tns:annex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plicacio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plicacioVersi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ssumpteCodi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ssumpteCodiDescripci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ssumpteTipus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ssumpteTipusDescripci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ata"</text:span><text:span text:style-name="T81"> </text:span><text:span text:style-name="T18">type</text:span><text:span text:style-name="T42">=</text:span><text:span text:style-name="T30">"xs:dateTim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ocFisica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ocFisicaDescripci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ntitat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ntitatDescripci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xpedientNumer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xpos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xtracte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identificador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idioma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idomaDescripci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axOccurs</text:span><text:span text:style-name="T42">=</text:span><text:span text:style-name="T30">"unbounded"</text:span><text:span text:style-name="T81"> </text:span><text:span text:style-name="T18">minOccurs</text:span><text:span text:style-name="T42">=</text:span><text:span text:style-name="T30">"0"</text:span></text:p>
            <text:p text:style-name="P84"><text:span text:style-name="T81"><text:tab/><text:tab/><text:tab/><text:tab/><text:tab/><text:tab/></text:span><text:span text:style-name="T18">name</text:span><text:span text:style-name="T42">=</text:span><text:span text:style-name="T30">"interessats"</text:span><text:span text:style-name="T81"> </text:span><text:span text:style-name="T18">nillable</text:span><text:span text:style-name="T42">=</text:span><text:span text:style-name="T30">"true"</text:span><text:span text:style-name="T81"> </text:span><text:span text:style-name="T18">type</text:span><text:span text:style-name="T42">=</text:span><text:span text:style-name="T30">"tns:interessa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llibre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llibreDescripcio"</text:span><text:span text:style-name="T81"> </text:span><text:soft-page-break/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bservacion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ficina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ficinaDescripci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rigenData"</text:span><text:span text:style-name="T81"> </text:span><text:span text:style-name="T18">type</text:span><text:span text:style-name="T42">=</text:span><text:span text:style-name="T30">"xs:dateTim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rigenRegistreNumer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procediment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refExtern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solicit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ransportNumer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ransportTipusCodi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ransportTipusDescripci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usuari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usuariNom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annex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contingut"</text:span><text:span text:style-name="T81"> </text:span><text:span text:style-name="T18">type</text:span><text:span text:style-name="T42">=</text:span><text:span text:style-name="T30">"xs:base64Binary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firmaContingut"</text:span><text:span text:style-name="T81"> </text:span><text:span text:style-name="T18">type</text:span><text:span text:style-name="T42">=</text:span><text:span text:style-name="T30">"xs:base64Binary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firmaNom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firmaPerfil"</text:span><text:span text:style-name="T81"> </text:span><text:span text:style-name="T18">type</text:span><text:span text:style-name="T42">=</text:span><text:span text:style-name="T30">"tns:firmaPerfil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firmaTamany"</text:span><text:span text:style-name="T81"> </text:span><text:span text:style-name="T18">type</text:span><text:span text:style-name="T42">=</text:span><text:span text:style-name="T30">"xs:lo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firmaTipus"</text:span><text:span text:style-name="T81"> </text:span><text:span text:style-name="T18">type</text:span><text:span text:style-name="T42">=</text:span><text:span text:style-name="T30">"tns:firmaTipu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firmaTipusMime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om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tiEstadoElaboracion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tns:ntiEstadoElaboracion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tiFechaCaptura"</text:span><text:span text:style-name="T81"> </text:span><text:span text:style-name="T18">type</text:span><text:span text:style-name="T42">=</text:span><text:span text:style-name="T30">"xs:dateTim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tiOrigen"</text:span><text:span text:style-name="T81"> </text:span><text:span text:style-name="T18">type</text:span><text:span text:style-name="T42">=</text:span><text:span text:style-name="T30">"tns:ntiOrigen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tiTipoDocumental"</text:span><text:span text:style-name="T81"> </text:span><text:span text:style-name="T18">type</text:span><text:span text:style-name="T42">=</text:span><text:span text:style-name="T30">"tns:ntiTipoDocument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bservacion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sicresTipoDocumento"</text:span></text:p>
            <text:p text:style-name="P84"><text:soft-page-break/><text:span text:style-name="T81"><text:tab/><text:tab/><text:tab/><text:tab/><text:tab/><text:tab/></text:span><text:span text:style-name="T18">type</text:span><text:span text:style-name="T42">=</text:span><text:span text:style-name="T30">"tns:sicresTipoDocument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sicresValidezDocumento"</text:span></text:p>
            <text:p text:style-name="P84"><text:span text:style-name="T81"><text:tab/><text:tab/><text:tab/><text:tab/><text:tab/><text:tab/></text:span><text:span text:style-name="T18">type</text:span><text:span text:style-name="T42">=</text:span><text:span text:style-name="T30">"tns:sicresValidezDocument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tamany"</text:span><text:span text:style-name="T81"> </text:span><text:span text:style-name="T18">type</text:span><text:span text:style-name="T42">=</text:span><text:span text:style-name="T30">"xs:lo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ipusMime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itol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uuid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interessat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complexContent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xtension</text:span><text:span text:style-name="T81"> </text:span><text:span text:style-name="T18">base</text:span><text:span text:style-name="T42">=</text:span><text:span text:style-name="T30">"tns:interessatBase"</text:span><text:span text:style-name="T6">&gt;</text:span></text:p>
            <text:p text:style-name="P84"><text:span text:style-name="T42"><text:tab/><text:tab/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representant"</text:span><text:span text:style-name="T81"> </text:span><text:span text:style-name="T18">type</text:span><text:span text:style-name="T42">=</text:span><text:span text:style-name="T30">"tns:representant"</text:span><text:span text:style-name="T81"> </text:span><text:span text:style-name="T6">/&gt;</text:span></text:p>
            <text:p text:style-name="P84"><text:span text:style-name="T42"><text:tab/><text:tab/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/</text:span><text:span text:style-name="T12">xs:extension</text:span><text:span text:style-name="T6">&gt;</text:span></text:p>
            <text:p text:style-name="P84"><text:span text:style-name="T42"><text:tab/><text:tab/><text:tab/><text:tab/></text:span><text:span text:style-name="T6">&lt;/</text:span><text:span text:style-name="T12">xs:complexContent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interessatBa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dres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adresaElectronic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canal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cp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ocumentNumero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documentTipus"</text:span><text:span text:style-name="T81"> </text:span><text:span text:style-name="T18">type</text:span><text:span text:style-name="T42">=</text:span><text:span text:style-name="T30">"tns:documentTipu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email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llinatge1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llinatge2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municip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municipi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nom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bservacion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pai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paisCodi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provincia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provinciaCodi"</text:span><text:span text:style-name="T81"> </text:span><text:soft-page-break/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raoSocial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elefon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tipus"</text:span><text:span text:style-name="T81"> </text:span><text:span text:style-name="T18">type</text:span><text:span text:style-name="T42">=</text:span><text:span text:style-name="T30">"tns:interessatTipus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representant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complexContent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xtension</text:span><text:span text:style-name="T81"> </text:span><text:span text:style-name="T18">base</text:span><text:span text:style-name="T42">=</text:span><text:span text:style-name="T30">"tns:interessatBase"</text:span><text:span text:style-name="T6">&gt;</text:span></text:p>
            <text:p text:style-name="P84"><text:span text:style-name="T42"><text:tab/><text:tab/><text:tab/><text:tab/><text:tab/><text:tab/></text:span><text:span text:style-name="T6">&lt;</text:span><text:span text:style-name="T12">xs:sequence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/</text:span><text:span text:style-name="T12">xs:extension</text:span><text:span text:style-name="T6">&gt;</text:span></text:p>
            <text:p text:style-name="P84"><text:span text:style-name="T42"><text:tab/><text:tab/><text:tab/><text:tab/></text:span><text:span text:style-name="T6">&lt;/</text:span><text:span text:style-name="T12">xs:complexContent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id"</text:span><text:span text:style-name="T81"> </text:span><text:span text:style-name="T18">type</text:span><text:span text:style-name="T42">=</text:span><text:span text:style-name="T30">"tns:anotacioRegistreId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name</text:span><text:span text:style-name="T42">=</text:span><text:span text:style-name="T30">"estat"</text:span><text:span text:style-name="T81"> </text:span><text:span text:style-name="T18">type</text:span><text:span text:style-name="T42">=</text:span><text:span text:style-name="T30">"tns:esta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lement</text:span><text:span text:style-name="T81"> </text:span><text:span text:style-name="T18">minOccurs</text:span><text:span text:style-name="T42">=</text:span><text:span text:style-name="T30">"0"</text:span><text:span text:style-name="T81"> </text:span><text:span text:style-name="T18">name</text:span><text:span text:style-name="T42">=</text:span><text:span text:style-name="T30">"observacions"</text:span><text:span text:style-name="T81"> </text:span><text:span text:style-name="T18">type</text:span><text:span text:style-name="T42">=</text:span><text:span text:style-name="T30">"xs:string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sequence</text:span><text:span text:style-name="T6">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complexType</text:span><text:span text:style-name="T81"> </text:span><text:span text:style-name="T18">name</text:span><text:span text:style-name="T42">=</text:span><text:span text:style-name="T30">"canviEstatRespon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sequence</text:span><text:span text:style-name="T81"> </text:span><text:span text:style-name="T6">/&gt;</text:span></text:p>
            <text:p text:style-name="P84"><text:span text:style-name="T42"><text:tab/><text:tab/><text:tab/></text:span><text:span text:style-name="T6">&lt;/</text:span><text:span text:style-name="T12">xs:complex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firmaPerfil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BE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EPE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LTV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X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XL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firmaTipus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SV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XADES_DE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XADES_ENV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ADES_DE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ADES_AT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ADE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SMIM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OD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OOXML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ntiEstadoElaboracion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ORIGINAL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PIA_ELECT_AUTENTICA_CANVI_FORMA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PIA_ELECT_AUTENTICA_PAPER"</text:span><text:span text:style-name="T81"> </text:span><text:soft-page-break/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PIA_ELECT_AUTENTICA_PARCIAL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LTRES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ntiOrigen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IUTAD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DMINISTRACIO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ntiTipoDocumento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RESOLU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CORD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NTRACT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NVENI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DECLARA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MUNICA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NOTIFICA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UBLICA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JUSTIFICANT_RECEP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CT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ERTIFICA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DILIGENCI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INFORM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SOLICITUD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DENUNCI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LEGACIO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RECUR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MUNICACIO_CIUTAD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FACTUR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LTRES_INCAUTATS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LTRES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sicresTipoDocumento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FORMULARI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DJUN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TECNIC_INTERN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sicresValidezDocumento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PI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OPIA_ELEC_AUTENTIC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ORIGINAL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documentTipus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NIF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CIF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ASSAPOR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NIE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LTRES"</text:span><text:span text:style-name="T81"> </text:span><text:span text:style-name="T6">/&gt;</text:span></text:p>
            <text:p text:style-name="P84"><text:soft-page-break/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interessatTipus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ERSONA_FISIC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ERSONA_JURIDIC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ADMINISTRACIO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text:tab/></text:span><text:span text:style-name="T6">&lt;</text:span><text:span text:style-name="T12">xs:simpleType</text:span><text:span text:style-name="T81"> </text:span><text:span text:style-name="T18">name</text:span><text:span text:style-name="T42">=</text:span><text:span text:style-name="T30">"estat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xs:restriction</text:span><text:span text:style-name="T81"> </text:span><text:span text:style-name="T18">base</text:span><text:span text:style-name="T42">=</text:span><text:span text:style-name="T30">"xs:string"</text:span><text:span text:style-name="T6">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ENDENT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REBUD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PROCESSAD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REBUTJADA"</text:span><text:span text:style-name="T81"> </text:span><text:span text:style-name="T6">/&gt;</text:span></text:p>
            <text:p text:style-name="P84"><text:span text:style-name="T42"><text:tab/><text:tab/><text:tab/><text:tab/><text:tab/></text:span><text:span text:style-name="T6">&lt;</text:span><text:span text:style-name="T12">xs:enumeration</text:span><text:span text:style-name="T81"> </text:span><text:span text:style-name="T18">value</text:span><text:span text:style-name="T42">=</text:span><text:span text:style-name="T30">"ERROR"</text:span><text:span text:style-name="T81"> </text:span><text:span text:style-name="T6">/&gt;</text:span></text:p>
            <text:p text:style-name="P84"><text:span text:style-name="T42"><text:tab/><text:tab/><text:tab/><text:tab/></text:span><text:span text:style-name="T6">&lt;/</text:span><text:span text:style-name="T12">xs:restriction</text:span><text:span text:style-name="T6">&gt;</text:span></text:p>
            <text:p text:style-name="P84"><text:span text:style-name="T42"><text:tab/><text:tab/><text:tab/></text:span><text:span text:style-name="T6">&lt;/</text:span><text:span text:style-name="T12">xs:simpleType</text:span><text:span text:style-name="T6">&gt;</text:span></text:p>
            <text:p text:style-name="P84"><text:span text:style-name="T42"><text:tab/><text:tab/></text:span><text:span text:style-name="T6">&lt;/</text:span><text:span text:style-name="T12">xs:schema</text:span><text:span text:style-name="T6">&gt;</text:span></text:p>
            <text:p text:style-name="P84"><text:span text:style-name="T42"><text:tab/></text:span><text:span text:style-name="T6">&lt;/</text:span><text:span text:style-name="T12">wsdl:types</text:span><text:span text:style-name="T6">&gt;</text:span></text:p>
            <text:p text:style-name="P84"><text:span text:style-name="T42"><text:tab/></text:span><text:span text:style-name="T6">&lt;</text:span><text:span text:style-name="T12">wsdl:message</text:span><text:span text:style-name="T81"> </text:span><text:span text:style-name="T18">name</text:span><text:span text:style-name="T42">=</text:span><text:span text:style-name="T30">"canviEstatResponse"</text:span><text:span text:style-name="T6">&gt;</text:span></text:p>
            <text:p text:style-name="P84"><text:span text:style-name="T42"><text:tab/><text:tab/></text:span><text:span text:style-name="T6">&lt;</text:span><text:span text:style-name="T12">wsdl:part</text:span><text:span text:style-name="T81"> </text:span><text:span text:style-name="T18">element</text:span><text:span text:style-name="T42">=</text:span><text:span text:style-name="T30">"tns:canviEstatResponse"</text:span><text:span text:style-name="T81"> </text:span><text:span text:style-name="T18">name</text:span><text:span text:style-name="T42">=</text:span><text:span text:style-name="T30">"parameters"</text:span><text:span text:style-name="T6">&gt;</text:span></text:p>
            <text:p text:style-name="P84"><text:span text:style-name="T42"><text:tab/><text:tab/></text:span><text:span text:style-name="T6">&lt;/</text:span><text:span text:style-name="T12">wsdl:part</text:span><text:span text:style-name="T6">&gt;</text:span></text:p>
            <text:p text:style-name="P84"><text:span text:style-name="T42"><text:tab/></text:span><text:span text:style-name="T6">&lt;/</text:span><text:span text:style-name="T12">wsdl:message</text:span><text:span text:style-name="T6">&gt;</text:span></text:p>
            <text:p text:style-name="P84"><text:span text:style-name="T42"><text:tab/></text:span><text:span text:style-name="T6">&lt;</text:span><text:span text:style-name="T12">wsdl:message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/text:span><text:span text:style-name="T6">&lt;</text:span><text:span text:style-name="T12">wsdl:part</text:span><text:span text:style-name="T81"> </text:span><text:span text:style-name="T18">element</text:span><text:span text:style-name="T42">=</text:span><text:span text:style-name="T30">"tns:consulta"</text:span><text:span text:style-name="T81"> </text:span><text:span text:style-name="T18">name</text:span><text:span text:style-name="T42">=</text:span><text:span text:style-name="T30">"parameters"</text:span><text:span text:style-name="T6">&gt;</text:span></text:p>
            <text:p text:style-name="P84"><text:span text:style-name="T42"><text:tab/><text:tab/></text:span><text:span text:style-name="T6">&lt;/</text:span><text:span text:style-name="T12">wsdl:part</text:span><text:span text:style-name="T6">&gt;</text:span></text:p>
            <text:p text:style-name="P84"><text:span text:style-name="T42"><text:tab/></text:span><text:span text:style-name="T6">&lt;/</text:span><text:span text:style-name="T12">wsdl:message</text:span><text:span text:style-name="T6">&gt;</text:span></text:p>
            <text:p text:style-name="P84"><text:span text:style-name="T42"><text:tab/></text:span><text:span text:style-name="T6">&lt;</text:span><text:span text:style-name="T12">wsdl:message</text:span><text:span text:style-name="T81"> </text:span><text:span text:style-name="T18">name</text:span><text:span text:style-name="T42">=</text:span><text:span text:style-name="T30">"consultaResponse"</text:span><text:span text:style-name="T6">&gt;</text:span></text:p>
            <text:p text:style-name="P84"><text:span text:style-name="T42"><text:tab/><text:tab/></text:span><text:span text:style-name="T6">&lt;</text:span><text:span text:style-name="T12">wsdl:part</text:span><text:span text:style-name="T81"> </text:span><text:span text:style-name="T18">element</text:span><text:span text:style-name="T42">=</text:span><text:span text:style-name="T30">"tns:consultaResponse"</text:span><text:span text:style-name="T81"> </text:span><text:span text:style-name="T18">name</text:span><text:span text:style-name="T42">=</text:span><text:span text:style-name="T30">"parameters"</text:span><text:span text:style-name="T6">&gt;</text:span></text:p>
            <text:p text:style-name="P84"><text:span text:style-name="T42"><text:tab/><text:tab/></text:span><text:span text:style-name="T6">&lt;/</text:span><text:span text:style-name="T12">wsdl:part</text:span><text:span text:style-name="T6">&gt;</text:span></text:p>
            <text:p text:style-name="P84"><text:span text:style-name="T42"><text:tab/></text:span><text:span text:style-name="T6">&lt;/</text:span><text:span text:style-name="T12">wsdl:message</text:span><text:span text:style-name="T6">&gt;</text:span></text:p>
            <text:p text:style-name="P84"><text:span text:style-name="T42"><text:tab/></text:span><text:span text:style-name="T6">&lt;</text:span><text:span text:style-name="T12">wsdl:message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/text:span><text:span text:style-name="T6">&lt;</text:span><text:span text:style-name="T12">wsdl:part</text:span><text:span text:style-name="T81"> </text:span><text:span text:style-name="T18">element</text:span><text:span text:style-name="T42">=</text:span><text:span text:style-name="T30">"tns:canviEstat"</text:span><text:span text:style-name="T81"> </text:span><text:span text:style-name="T18">name</text:span><text:span text:style-name="T42">=</text:span><text:span text:style-name="T30">"parameters"</text:span><text:span text:style-name="T6">&gt;</text:span></text:p>
            <text:p text:style-name="P84"><text:span text:style-name="T42"><text:tab/><text:tab/></text:span><text:span text:style-name="T6">&lt;/</text:span><text:span text:style-name="T12">wsdl:part</text:span><text:span text:style-name="T6">&gt;</text:span></text:p>
            <text:p text:style-name="P84"><text:span text:style-name="T42"><text:tab/></text:span><text:span text:style-name="T6">&lt;/</text:span><text:span text:style-name="T12">wsdl:message</text:span><text:span text:style-name="T6">&gt;</text:span></text:p>
            <text:p text:style-name="P84"><text:span text:style-name="T42"><text:tab/></text:span><text:span text:style-name="T6">&lt;</text:span><text:span text:style-name="T12">wsdl:portType</text:span><text:span text:style-name="T81"> </text:span><text:span text:style-name="T18">name</text:span><text:span text:style-name="T42">=</text:span><text:span text:style-name="T30">"BackofficeIntegracio"</text:span><text:span text:style-name="T6">&gt;</text:span></text:p>
            <text:p text:style-name="P84"><text:span text:style-name="T42"><text:tab/><text:tab/></text:span><text:span text:style-name="T6">&lt;</text:span><text:span text:style-name="T12">wsdl:operation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text:tab/></text:span><text:span text:style-name="T6">&lt;</text:span><text:span text:style-name="T12">wsdl:input</text:span><text:span text:style-name="T81"> </text:span><text:span text:style-name="T18">message</text:span><text:span text:style-name="T42">=</text:span><text:span text:style-name="T30">"tns:consulta"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text:tab/></text:span><text:span text:style-name="T6">&lt;/</text:span><text:span text:style-name="T12">wsdl:input</text:span><text:span text:style-name="T6">&gt;</text:span></text:p>
            <text:p text:style-name="P84"><text:span text:style-name="T42"><text:tab/><text:tab/><text:tab/></text:span><text:span text:style-name="T6">&lt;</text:span><text:span text:style-name="T12">wsdl:output</text:span><text:span text:style-name="T81"> </text:span><text:span text:style-name="T18">message</text:span><text:span text:style-name="T42">=</text:span><text:span text:style-name="T30">"tns:consultaResponse"</text:span><text:span text:style-name="T81"> </text:span><text:span text:style-name="T18">name</text:span><text:span text:style-name="T42">=</text:span><text:span text:style-name="T30">"consultaResponse"</text:span><text:span text:style-name="T6">&gt;</text:span></text:p>
            <text:p text:style-name="P84"><text:span text:style-name="T42"><text:tab/><text:tab/><text:tab/></text:span><text:span text:style-name="T6">&lt;/</text:span><text:span text:style-name="T12">wsdl:output</text:span><text:span text:style-name="T6">&gt;</text:span></text:p>
            <text:p text:style-name="P84"><text:span text:style-name="T42"><text:tab/><text:tab/></text:span><text:span text:style-name="T6">&lt;/</text:span><text:span text:style-name="T12">wsdl:operation</text:span><text:span text:style-name="T6">&gt;</text:span></text:p>
            <text:p text:style-name="P84"><text:span text:style-name="T42"><text:tab/><text:tab/></text:span><text:span text:style-name="T6">&lt;</text:span><text:span text:style-name="T12">wsdl:operation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text:tab/></text:span><text:span text:style-name="T6">&lt;</text:span><text:span text:style-name="T12">wsdl:input</text:span><text:span text:style-name="T81"> </text:span><text:span text:style-name="T18">message</text:span><text:span text:style-name="T42">=</text:span><text:span text:style-name="T30">"tns:canviEstat"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text:tab/></text:span><text:span text:style-name="T6">&lt;/</text:span><text:span text:style-name="T12">wsdl:input</text:span><text:span text:style-name="T6">&gt;</text:span></text:p>
            <text:p text:style-name="P84"><text:span text:style-name="T42"><text:tab/><text:tab/><text:tab/></text:span><text:span text:style-name="T6">&lt;</text:span><text:span text:style-name="T12">wsdl:output</text:span><text:span text:style-name="T81"> </text:span><text:span text:style-name="T18">message</text:span><text:span text:style-name="T42">=</text:span><text:span text:style-name="T30">"tns:canviEstatResponse"</text:span><text:span text:style-name="T81"> </text:span><text:span text:style-name="T18">name</text:span><text:span text:style-name="T42">=</text:span><text:span text:style-name="T30">"canviEstatResponse"</text:span><text:span text:style-name="T6">&gt;</text:span></text:p>
            <text:p text:style-name="P84"><text:span text:style-name="T42"><text:tab/><text:tab/><text:tab/></text:span><text:span text:style-name="T6">&lt;/</text:span><text:span text:style-name="T12">wsdl:output</text:span><text:span text:style-name="T6">&gt;</text:span></text:p>
            <text:p text:style-name="P84"><text:span text:style-name="T42"><text:tab/><text:tab/></text:span><text:span text:style-name="T6">&lt;/</text:span><text:span text:style-name="T12">wsdl:operation</text:span><text:span text:style-name="T6">&gt;</text:span></text:p>
            <text:p text:style-name="P84"><text:span text:style-name="T42"><text:tab/></text:span><text:span text:style-name="T6">&lt;/</text:span><text:span text:style-name="T12">wsdl:portType</text:span><text:span text:style-name="T6">&gt;</text:span></text:p>
            <text:p text:style-name="P84"><text:span text:style-name="T42"><text:tab/></text:span><text:span text:style-name="T6">&lt;</text:span><text:span text:style-name="T12">wsdl:binding</text:span><text:span text:style-name="T81"> </text:span><text:span text:style-name="T18">name</text:span><text:span text:style-name="T42">=</text:span><text:span text:style-name="T30">"BackofficeIntegracioServiceSoapBinding"</text:span></text:p>
            <text:p text:style-name="P84"><text:span text:style-name="T81"><text:tab/><text:tab/></text:span><text:span text:style-name="T18">type</text:span><text:span text:style-name="T42">=</text:span><text:span text:style-name="T30">"tns:BackofficeIntegracio"</text:span><text:span text:style-name="T6">&gt;</text:span></text:p>
            <text:p text:style-name="P84"><text:span text:style-name="T42"><text:tab/><text:tab/></text:span><text:span text:style-name="T6">&lt;</text:span><text:span text:style-name="T12">soap:binding</text:span><text:span text:style-name="T81"> </text:span><text:span text:style-name="T18">style</text:span><text:span text:style-name="T42">=</text:span><text:span text:style-name="T30">"document"</text:span></text:p>
            <text:p text:style-name="P84"><text:span text:style-name="T81"><text:tab/><text:tab/><text:tab/></text:span><text:span text:style-name="T18">transport</text:span><text:span text:style-name="T42">=</text:span><text:span text:style-name="T30">"http://schemas.xmlsoap.org/soap/http"</text:span><text:span text:style-name="T81"> </text:span><text:span text:style-name="T6">/&gt;</text:span></text:p>
            <text:p text:style-name="P84"><text:span text:style-name="T42"><text:tab/><text:tab/></text:span><text:span text:style-name="T6">&lt;</text:span><text:span text:style-name="T12">wsdl:operation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text:tab/></text:span><text:span text:style-name="T6">&lt;</text:span><text:span text:style-name="T12">soap:operation</text:span><text:span text:style-name="T81"> </text:span><text:span text:style-name="T18">soapAction</text:span><text:span text:style-name="T42">=</text:span><text:span text:style-name="T30">""</text:span><text:span text:style-name="T81"> </text:span><text:span text:style-name="T18">style</text:span><text:span text:style-name="T42">=</text:span><text:span text:style-name="T30">"document"</text:span><text:span text:style-name="T81"> </text:span><text:span text:style-name="T6">/&gt;</text:span></text:p>
            <text:p text:style-name="P84"><text:soft-page-break/><text:span text:style-name="T42"><text:tab/><text:tab/><text:tab/></text:span><text:span text:style-name="T6">&lt;</text:span><text:span text:style-name="T12">wsdl:input</text:span><text:span text:style-name="T81"> </text:span><text:span text:style-name="T18">name</text:span><text:span text:style-name="T42">=</text:span><text:span text:style-name="T30">"consulta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soap:body</text:span><text:span text:style-name="T81"> </text:span><text:span text:style-name="T18">use</text:span><text:span text:style-name="T42">=</text:span><text:span text:style-name="T30">"literal"</text:span><text:span text:style-name="T81"> </text:span><text:span text:style-name="T6">/&gt;</text:span></text:p>
            <text:p text:style-name="P84"><text:span text:style-name="T42"><text:tab/><text:tab/><text:tab/></text:span><text:span text:style-name="T6">&lt;/</text:span><text:span text:style-name="T12">wsdl:input</text:span><text:span text:style-name="T6">&gt;</text:span></text:p>
            <text:p text:style-name="P84"><text:span text:style-name="T42"><text:tab/><text:tab/><text:tab/></text:span><text:span text:style-name="T6">&lt;</text:span><text:span text:style-name="T12">wsdl:output</text:span><text:span text:style-name="T81"> </text:span><text:span text:style-name="T18">name</text:span><text:span text:style-name="T42">=</text:span><text:span text:style-name="T30">"consultaRespon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soap:body</text:span><text:span text:style-name="T81"> </text:span><text:span text:style-name="T18">use</text:span><text:span text:style-name="T42">=</text:span><text:span text:style-name="T30">"literal"</text:span><text:span text:style-name="T81"> </text:span><text:span text:style-name="T6">/&gt;</text:span></text:p>
            <text:p text:style-name="P84"><text:span text:style-name="T42"><text:tab/><text:tab/><text:tab/></text:span><text:span text:style-name="T6">&lt;/</text:span><text:span text:style-name="T12">wsdl:output</text:span><text:span text:style-name="T6">&gt;</text:span></text:p>
            <text:p text:style-name="P84"><text:span text:style-name="T42"><text:tab/><text:tab/></text:span><text:span text:style-name="T6">&lt;/</text:span><text:span text:style-name="T12">wsdl:operation</text:span><text:span text:style-name="T6">&gt;</text:span></text:p>
            <text:p text:style-name="P84"><text:span text:style-name="T42"><text:tab/><text:tab/></text:span><text:span text:style-name="T6">&lt;</text:span><text:span text:style-name="T12">wsdl:operation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text:tab/></text:span><text:span text:style-name="T6">&lt;</text:span><text:span text:style-name="T12">soap:operation</text:span><text:span text:style-name="T81"> </text:span><text:span text:style-name="T18">soapAction</text:span><text:span text:style-name="T42">=</text:span><text:span text:style-name="T30">""</text:span><text:span text:style-name="T81"> </text:span><text:span text:style-name="T18">style</text:span><text:span text:style-name="T42">=</text:span><text:span text:style-name="T30">"document"</text:span><text:span text:style-name="T81"> </text:span><text:span text:style-name="T6">/&gt;</text:span></text:p>
            <text:p text:style-name="P84"><text:span text:style-name="T42"><text:tab/><text:tab/><text:tab/></text:span><text:span text:style-name="T6">&lt;</text:span><text:span text:style-name="T12">wsdl:input</text:span><text:span text:style-name="T81"> </text:span><text:span text:style-name="T18">name</text:span><text:span text:style-name="T42">=</text:span><text:span text:style-name="T30">"canviEstat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soap:body</text:span><text:span text:style-name="T81"> </text:span><text:span text:style-name="T18">use</text:span><text:span text:style-name="T42">=</text:span><text:span text:style-name="T30">"literal"</text:span><text:span text:style-name="T81"> </text:span><text:span text:style-name="T6">/&gt;</text:span></text:p>
            <text:p text:style-name="P84"><text:span text:style-name="T42"><text:tab/><text:tab/><text:tab/></text:span><text:span text:style-name="T6">&lt;/</text:span><text:span text:style-name="T12">wsdl:input</text:span><text:span text:style-name="T6">&gt;</text:span></text:p>
            <text:p text:style-name="P84"><text:span text:style-name="T42"><text:tab/><text:tab/><text:tab/></text:span><text:span text:style-name="T6">&lt;</text:span><text:span text:style-name="T12">wsdl:output</text:span><text:span text:style-name="T81"> </text:span><text:span text:style-name="T18">name</text:span><text:span text:style-name="T42">=</text:span><text:span text:style-name="T30">"canviEstatResponse"</text:span><text:span text:style-name="T6">&gt;</text:span></text:p>
            <text:p text:style-name="P84"><text:span text:style-name="T42"><text:tab/><text:tab/><text:tab/><text:tab/></text:span><text:span text:style-name="T6">&lt;</text:span><text:span text:style-name="T12">soap:body</text:span><text:span text:style-name="T81"> </text:span><text:span text:style-name="T18">use</text:span><text:span text:style-name="T42">=</text:span><text:span text:style-name="T30">"literal"</text:span><text:span text:style-name="T81"> </text:span><text:span text:style-name="T6">/&gt;</text:span></text:p>
            <text:p text:style-name="P84"><text:span text:style-name="T42"><text:tab/><text:tab/><text:tab/></text:span><text:span text:style-name="T6">&lt;/</text:span><text:span text:style-name="T12">wsdl:output</text:span><text:span text:style-name="T6">&gt;</text:span></text:p>
            <text:p text:style-name="P84"><text:span text:style-name="T42"><text:tab/><text:tab/></text:span><text:span text:style-name="T6">&lt;/</text:span><text:span text:style-name="T12">wsdl:operation</text:span><text:span text:style-name="T6">&gt;</text:span></text:p>
            <text:p text:style-name="P84"><text:span text:style-name="T42"><text:tab/></text:span><text:span text:style-name="T6">&lt;/</text:span><text:span text:style-name="T12">wsdl:binding</text:span><text:span text:style-name="T6">&gt;</text:span></text:p>
            <text:p text:style-name="P84"><text:span text:style-name="T42"><text:tab/></text:span><text:span text:style-name="T6">&lt;</text:span><text:span text:style-name="T12">wsdl:service</text:span><text:span text:style-name="T81"> </text:span><text:span text:style-name="T18">name</text:span><text:span text:style-name="T42">=</text:span><text:span text:style-name="T30">"BackofficeIntegracioService"</text:span><text:span text:style-name="T6">&gt;</text:span></text:p>
            <text:p text:style-name="P84"><text:span text:style-name="T42"><text:tab/><text:tab/></text:span><text:span text:style-name="T6">&lt;</text:span><text:span text:style-name="T12">wsdl:port</text:span><text:span text:style-name="T81"> </text:span><text:span text:style-name="T18">binding</text:span><text:span text:style-name="T42">=</text:span><text:span text:style-name="T30">"tns:BackofficeIntegracioServiceSoapBinding"</text:span></text:p>
            <text:p text:style-name="P84"><text:span text:style-name="T81"><text:tab/><text:tab/><text:tab/></text:span><text:span text:style-name="T18">name</text:span><text:span text:style-name="T42">=</text:span><text:span text:style-name="T30">"BackofficeIntegracioServicePort"</text:span><text:span text:style-name="T6">&gt;</text:span></text:p>
            <text:p text:style-name="P84"><text:span text:style-name="T42"><text:tab/><text:tab/><text:tab/></text:span><text:span text:style-name="T6">&lt;</text:span><text:span text:style-name="T12">soap:address</text:span></text:p>
            <text:p text:style-name="P84"><text:span text:style-name="T81"><text:tab/><text:tab/><text:tab/><text:tab/></text:span><text:span text:style-name="T18">location</text:span><text:span text:style-name="T42">=</text:span><text:span text:style-name="T30">"http://PROGRAMACIO19:8081/distribucio/ws/backofficeIntegracio"</text:span><text:span text:style-name="T81"> </text:span><text:span text:style-name="T6">/&gt;</text:span></text:p>
            <text:p text:style-name="P84"><text:span text:style-name="T42"><text:tab/><text:tab/></text:span><text:span text:style-name="T6">&lt;/</text:span><text:span text:style-name="T12">wsdl:port</text:span><text:span text:style-name="T6">&gt;</text:span></text:p>
            <text:p text:style-name="P84"><text:span text:style-name="T42"><text:tab/></text:span><text:span text:style-name="T6">&lt;/</text:span><text:span text:style-name="T12">wsdl:service</text:span><text:span text:style-name="T6">&gt;</text:span></text:p>
            <text:p text:style-name="P134"><text:span text:style-name="T6">&lt;/</text:span><text:span text:style-name="T12">wsdl:definitions</text:span><text:span text:style-name="T6">&gt;</text:span></text:p>
            <text:p text:style-name="P142"/>
            <text:p text:style-name="P142"/>
          </table:table-cell>
        </table:table-row>
      </table:table>
      <text:p text:style-name="P85"><draw:frame text:anchor-type="paragraph" draw:z-index="49" draw:style-name="gr5" draw:text-style-name="P164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 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8T09:59:15.474999896">28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11M14S</meta:editing-duration>
    <meta:editing-cycles>124</meta:editing-cycles>
    <meta:generator>LibreOffice/5.1.5.2$Windows_x86 LibreOffice_project/7a864d8825610a8c07cfc3bc01dd4fce6a9447e5</meta:generator>
    <dc:date>2019-06-28T09:59:15.246000000</dc:date>
    <meta:document-statistic meta:table-count="11" meta:image-count="7" meta:object-count="0" meta:page-count="37" meta:paragraph-count="1445" meta:word-count="6068" meta:character-count="55003" meta:non-whitespace-character-count="44191"/>
  </office:meta>
</office:document-meta>
</file>